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Grasp-metrics">
        <table:table-row>
          <table:table-cell>
            <text:p>variation_name</text:p>
          </table:table-cell>
          <table:table-cell>
            <text:p>position_offset_x</text:p>
          </table:table-cell>
          <table:table-cell>
            <text:p>position_offset_y</text:p>
          </table:table-cell>
          <table:table-cell>
            <text:p>position_offset_z</text:p>
          </table:table-cell>
          <table:table-cell>
            <text:p>rotation_offset_deg_x</text:p>
          </table:table-cell>
          <table:table-cell>
            <text:p>rotation_offset_deg_y</text:p>
          </table:table-cell>
          <table:table-cell>
            <text:p>rotation_offset_deg_z</text:p>
          </table:table-cell>
          <table:table-cell>
            <text:p>Timestamp</text:p>
          </table:table-cell>
          <table:table-cell>
            <text:p>Dist_COP_x</text:p>
          </table:table-cell>
          <table:table-cell>
            <text:p>opt_COPx</text:p>
          </table:table-cell>
          <table:table-cell>
            <text:p>CoP+ X</text:p>
          </table:table-cell>
          <table:table-cell>
            <text:p>CoP+ Y</text:p>
          </table:table-cell>
          <table:table-cell>
            <text:p>CoP+ Z</text:p>
          </table:table-cell>
          <table:table-cell>
            <text:p>Taxel+ active</text:p>
          </table:table-cell>
          <table:table-cell>
            <text:p>F_max+</text:p>
          </table:table-cell>
          <table:table-cell>
            <text:p>F_min+</text:p>
          </table:table-cell>
          <table:table-cell>
            <text:p>Dist+</text:p>
          </table:table-cell>
          <table:table-cell>
            <text:p>F_mean10</text:p>
          </table:table-cell>
          <table:table-cell>
            <text:p>Std_10</text:p>
          </table:table-cell>
          <table:table-cell>
            <text:p>Mean_1-5</text:p>
          </table:table-cell>
          <table:table-cell>
            <text:p>Mean_7-11</text:p>
          </table:table-cell>
          <table:table-cell>
            <text:p>Diff_Means</text:p>
          </table:table-cell>
          <table:table-cell>
            <text:p>1 force (N)</text:p>
          </table:table-cell>
          <table:table-cell>
            <text:p>2 force (N)</text:p>
          </table:table-cell>
          <table:table-cell>
            <text:p>3 force (N)</text:p>
          </table:table-cell>
          <table:table-cell>
            <text:p>4 force (N)</text:p>
          </table:table-cell>
          <table:table-cell>
            <text:p>5 force (N)</text:p>
          </table:table-cell>
          <table:table-cell>
            <text:p>6 force (N)</text:p>
          </table:table-cell>
          <table:table-cell>
            <text:p>7 force (N)</text:p>
          </table:table-cell>
          <table:table-cell>
            <text:p>8 force (N)</text:p>
          </table:table-cell>
          <table:table-cell>
            <text:p>9 force (N)</text:p>
          </table:table-cell>
          <table:table-cell>
            <text:p>10 force (N)</text:p>
          </table:table-cell>
          <table:table-cell>
            <text:p>11 force (N)</text:p>
          </table:table-cell>
          <table:table-cell>
            <text:p>12 force (N)</text:p>
          </table:table-cell>
          <table:table-cell>
            <text:p>1 X (world)</text:p>
          </table:table-cell>
          <table:table-cell>
            <text:p>1 Y (world)</text:p>
          </table:table-cell>
          <table:table-cell>
            <text:p>1 Z (world)</text:p>
          </table:table-cell>
          <table:table-cell>
            <text:p>2 X (world)</text:p>
          </table:table-cell>
          <table:table-cell>
            <text:p>2 Y (world)</text:p>
          </table:table-cell>
          <table:table-cell>
            <text:p>2 Z (world)</text:p>
          </table:table-cell>
          <table:table-cell>
            <text:p>3 X (world)</text:p>
          </table:table-cell>
          <table:table-cell>
            <text:p>3 Y (world)</text:p>
          </table:table-cell>
          <table:table-cell>
            <text:p>3 Z (world)</text:p>
          </table:table-cell>
          <table:table-cell>
            <text:p>4 X (world)</text:p>
          </table:table-cell>
          <table:table-cell>
            <text:p>4 Y (world)</text:p>
          </table:table-cell>
          <table:table-cell>
            <text:p>4 Z (world)</text:p>
          </table:table-cell>
          <table:table-cell>
            <text:p>5 X (world)</text:p>
          </table:table-cell>
          <table:table-cell>
            <text:p>5 Y (world)</text:p>
          </table:table-cell>
          <table:table-cell>
            <text:p>5 Z (world)</text:p>
          </table:table-cell>
          <table:table-cell>
            <text:p>6 X (world)</text:p>
          </table:table-cell>
          <table:table-cell>
            <text:p>6 Y (world)</text:p>
          </table:table-cell>
          <table:table-cell>
            <text:p>6 Z (world)</text:p>
          </table:table-cell>
          <table:table-cell>
            <text:p>7 X (world)</text:p>
          </table:table-cell>
          <table:table-cell>
            <text:p>7 Y (world)</text:p>
          </table:table-cell>
          <table:table-cell>
            <text:p>7 Z (world)</text:p>
          </table:table-cell>
          <table:table-cell>
            <text:p>8 X (world)</text:p>
          </table:table-cell>
          <table:table-cell>
            <text:p>8 Y (world)</text:p>
          </table:table-cell>
          <table:table-cell>
            <text:p>8 Z (world)</text:p>
          </table:table-cell>
          <table:table-cell>
            <text:p>9 X (world)</text:p>
          </table:table-cell>
          <table:table-cell>
            <text:p>9 Y (world)</text:p>
          </table:table-cell>
          <table:table-cell>
            <text:p>9 Z (world)</text:p>
          </table:table-cell>
          <table:table-cell>
            <text:p>10 X (world)</text:p>
          </table:table-cell>
          <table:table-cell>
            <text:p>10 Y (world)</text:p>
          </table:table-cell>
          <table:table-cell>
            <text:p>10 Z (world)</text:p>
          </table:table-cell>
          <table:table-cell>
            <text:p>11 X (world)</text:p>
          </table:table-cell>
          <table:table-cell>
            <text:p>11 Y (world)</text:p>
          </table:table-cell>
          <table:table-cell>
            <text:p>11 Z (world)</text:p>
          </table:table-cell>
          <table:table-cell>
            <text:p>12 X (world)</text:p>
          </table:table-cell>
          <table:table-cell>
            <text:p>12 Y (world)</text:p>
          </table:table-cell>
          <table:table-cell>
            <text:p>12 Z (world)</text:p>
          </table:table-cell>
        </table:table-row>
        <table:table-row>
          <table:table-cell>
            <text:p>baseline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3:26</text:p>
          </table:table-cell>
          <table:table-cell office:value-type="float" office:value="-1.99e-05"/>
          <table:table-cell office:value-type="float" office:value="0.6920955"/>
          <table:table-cell office:value-type="float" office:value="0.6920756"/>
          <table:table-cell office:value-type="float" office:value="0.2472043"/>
          <table:table-cell office:value-type="float" office:value="0.0374903"/>
          <table:table-cell office:value-type="float" office:value="10"/>
          <table:table-cell office:value-type="float" office:value="0.9949715733528137"/>
          <table:table-cell office:value-type="float" office:value="0.2488453984260559"/>
          <table:table-cell office:value-type="float" office:value="0.7461261749267578"/>
          <table:table-cell office:value-type="float" office:value="0.547245854139328"/>
          <table:table-cell office:value-type="float" office:value="0.263342526525391"/>
          <table:table-cell office:value-type="float" office:value="0.5437321543693543"/>
          <table:table-cell office:value-type="float" office:value="0.5507595539093018"/>
          <table:table-cell office:value-type="float" office:value="0.007027399539947465"/>
          <table:table-cell office:value-type="float" office:value="0.4334684"/>
          <table:table-cell office:value-type="float" office:value="0.32226"/>
          <table:table-cell office:value-type="float" office:value="0.49897"/>
          <table:table-cell office:value-type="float" office:value="0.8219762"/>
          <table:table-cell office:value-type="float" office:value="0.6419862"/>
          <table:table-cell office:value-type="float" office:value="0.0324146"/>
          <table:table-cell office:value-type="float" office:value="0.2488454"/>
          <table:table-cell office:value-type="float" office:value="0.2849008"/>
          <table:table-cell office:value-type="float" office:value="0.3813"/>
          <table:table-cell office:value-type="float" office:value="0.9949716"/>
          <table:table-cell office:value-type="float" office:value="0.84378"/>
          <table:table-cell office:value-type="float" office:value="-0.0143008"/>
          <table:table-cell office:value-type="float" office:value="0.6951955"/>
          <table:table-cell office:value-type="float" office:value="0.2472043"/>
          <table:table-cell office:value-type="float" office:value="0.0218991"/>
          <table:table-cell office:value-type="float" office:value="0.6951955"/>
          <table:table-cell office:value-type="float" office:value="0.2472043"/>
          <table:table-cell office:value-type="float" office:value="0.0280991"/>
          <table:table-cell office:value-type="float" office:value="0.6951955"/>
          <table:table-cell office:value-type="float" office:value="0.2472043"/>
          <table:table-cell office:value-type="float" office:value="0.0342991"/>
          <table:table-cell office:value-type="float" office:value="0.6951955"/>
          <table:table-cell office:value-type="float" office:value="0.2472043"/>
          <table:table-cell office:value-type="float" office:value="0.0404991"/>
          <table:table-cell office:value-type="float" office:value="0.6951955"/>
          <table:table-cell office:value-type="float" office:value="0.2472043"/>
          <table:table-cell office:value-type="float" office:value="0.0466991"/>
          <table:table-cell office:value-type="float" office:value="0.6951956"/>
          <table:table-cell office:value-type="float" office:value="0.2472043"/>
          <table:table-cell office:value-type="float" office:value="0.0528991"/>
          <table:table-cell office:value-type="float" office:value="0.6889955"/>
          <table:table-cell office:value-type="float" office:value="0.2472043"/>
          <table:table-cell office:value-type="float" office:value="0.0218991"/>
          <table:table-cell office:value-type="float" office:value="0.6889955"/>
          <table:table-cell office:value-type="float" office:value="0.2472043"/>
          <table:table-cell office:value-type="float" office:value="0.0280991"/>
          <table:table-cell office:value-type="float" office:value="0.6889955"/>
          <table:table-cell office:value-type="float" office:value="0.2472043"/>
          <table:table-cell office:value-type="float" office:value="0.0342991"/>
          <table:table-cell office:value-type="float" office:value="0.6889955"/>
          <table:table-cell office:value-type="float" office:value="0.2472043"/>
          <table:table-cell office:value-type="float" office:value="0.0404991"/>
          <table:table-cell office:value-type="float" office:value="0.6889955"/>
          <table:table-cell office:value-type="float" office:value="0.2472043"/>
          <table:table-cell office:value-type="float" office:value="0.0466991"/>
          <table:table-cell office:value-type="float" office:value="0.6889956"/>
          <table:table-cell office:value-type="float" office:value="0.2472043"/>
          <table:table-cell office:value-type="float" office:value="0.0528991"/>
        </table:table-row>
        <table:table-row>
          <table:table-cell>
            <text:p>x_plus_1</text:p>
          </table:table-cell>
          <table:table-cell office:value-type="float" office:value="0.0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3:39</text:p>
          </table:table-cell>
          <table:table-cell office:value-type="float" office:value="-3.84e-05"/>
          <table:table-cell office:value-type="float" office:value="0.6930978"/>
          <table:table-cell office:value-type="float" office:value="0.6930594"/>
          <table:table-cell office:value-type="float" office:value="0.2472026"/>
          <table:table-cell office:value-type="float" office:value="0.0375332"/>
          <table:table-cell office:value-type="float" office:value="10"/>
          <table:table-cell office:value-type="float" office:value="0.9994816184043884"/>
          <table:table-cell office:value-type="float" office:value="0.24720540642738342"/>
          <table:table-cell office:value-type="float" office:value="0.752276211977005"/>
          <table:table-cell office:value-type="float" office:value="0.5443348616361618"/>
          <table:table-cell office:value-type="float" office:value="0.266061879546633"/>
          <table:table-cell office:value-type="float" office:value="0.5375821590423584"/>
          <table:table-cell office:value-type="float" office:value="0.5510875642299652"/>
          <table:table-cell office:value-type="float" office:value="0.01350540518760679"/>
          <table:table-cell office:value-type="float" office:value="0.4314184"/>
          <table:table-cell office:value-type="float" office:value="0.3116"/>
          <table:table-cell office:value-type="float" office:value="0.48749"/>
          <table:table-cell office:value-type="float" office:value="0.8191062"/>
          <table:table-cell office:value-type="float" office:value="0.6382962"/>
          <table:table-cell office:value-type="float" office:value="0.0328246"/>
          <table:table-cell office:value-type="float" office:value="0.2472054"/>
          <table:table-cell office:value-type="float" office:value="0.2820308"/>
          <table:table-cell office:value-type="float" office:value="0.38007"/>
          <table:table-cell office:value-type="float" office:value="0.9994816"/>
          <table:table-cell office:value-type="float" office:value="0.84665"/>
          <table:table-cell office:value-type="float" office:value="-0.0143008"/>
          <table:table-cell office:value-type="float" office:value="0.6961977"/>
          <table:table-cell office:value-type="float" office:value="0.2472025"/>
          <table:table-cell office:value-type="float" office:value="0.0219011"/>
          <table:table-cell office:value-type="float" office:value="0.6961977"/>
          <table:table-cell office:value-type="float" office:value="0.2472025"/>
          <table:table-cell office:value-type="float" office:value="0.0281011"/>
          <table:table-cell office:value-type="float" office:value="0.6961978"/>
          <table:table-cell office:value-type="float" office:value="0.2472026"/>
          <table:table-cell office:value-type="float" office:value="0.0343011"/>
          <table:table-cell office:value-type="float" office:value="0.6961979"/>
          <table:table-cell office:value-type="float" office:value="0.2472026"/>
          <table:table-cell office:value-type="float" office:value="0.0405011"/>
          <table:table-cell office:value-type="float" office:value="0.6961979"/>
          <table:table-cell office:value-type="float" office:value="0.2472026"/>
          <table:table-cell office:value-type="float" office:value="0.0467011"/>
          <table:table-cell office:value-type="float" office:value="0.696198"/>
          <table:table-cell office:value-type="float" office:value="0.2472026"/>
          <table:table-cell office:value-type="float" office:value="0.0529011"/>
          <table:table-cell office:value-type="float" office:value="0.6899977"/>
          <table:table-cell office:value-type="float" office:value="0.2472025"/>
          <table:table-cell office:value-type="float" office:value="0.0219012"/>
          <table:table-cell office:value-type="float" office:value="0.6899977"/>
          <table:table-cell office:value-type="float" office:value="0.2472026"/>
          <table:table-cell office:value-type="float" office:value="0.0281012"/>
          <table:table-cell office:value-type="float" office:value="0.6899978"/>
          <table:table-cell office:value-type="float" office:value="0.2472026"/>
          <table:table-cell office:value-type="float" office:value="0.0343012"/>
          <table:table-cell office:value-type="float" office:value="0.6899979"/>
          <table:table-cell office:value-type="float" office:value="0.2472026"/>
          <table:table-cell office:value-type="float" office:value="0.0405012"/>
          <table:table-cell office:value-type="float" office:value="0.6899979"/>
          <table:table-cell office:value-type="float" office:value="0.2472026"/>
          <table:table-cell office:value-type="float" office:value="0.0467012"/>
          <table:table-cell office:value-type="float" office:value="0.689998"/>
          <table:table-cell office:value-type="float" office:value="0.2472026"/>
          <table:table-cell office:value-type="float" office:value="0.0529012"/>
        </table:table-row>
        <table:table-row>
          <table:table-cell>
            <text:p>x_plus_2</text:p>
          </table:table-cell>
          <table:table-cell office:value-type="float" office:value="0.0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3:51</text:p>
          </table:table-cell>
          <table:table-cell office:value-type="float" office:value="-0.0001829"/>
          <table:table-cell office:value-type="float" office:value="0.694092"/>
          <table:table-cell office:value-type="float" office:value="0.6939091"/>
          <table:table-cell office:value-type="float" office:value="0.247206"/>
          <table:table-cell office:value-type="float" office:value="0.0374062"/>
          <table:table-cell office:value-type="float" office:value="10"/>
          <table:table-cell office:value-type="float" office:value="1.0507316589355469"/>
          <table:table-cell office:value-type="float" office:value="0.2783654034137726"/>
          <table:table-cell office:value-type="float" office:value="0.7723662555217743"/>
          <table:table-cell office:value-type="float" office:value="0.5474098712205887"/>
          <table:table-cell office:value-type="float" office:value="0.2670777786221372"/>
          <table:table-cell office:value-type="float" office:value="0.515114164352417"/>
          <table:table-cell office:value-type="float" office:value="0.5797055780887603"/>
          <table:table-cell office:value-type="float" office:value="0.06459141373634336"/>
          <table:table-cell office:value-type="float" office:value="0.4228084"/>
          <table:table-cell office:value-type="float" office:value="0.30299"/>
          <table:table-cell office:value-type="float" office:value="0.44854"/>
          <table:table-cell office:value-type="float" office:value="0.7945062"/>
          <table:table-cell office:value-type="float" office:value="0.6067262"/>
          <table:table-cell office:value-type="float" office:value="0.0307746"/>
          <table:table-cell office:value-type="float" office:value="0.2783654"/>
          <table:table-cell office:value-type="float" office:value="0.3095008"/>
          <table:table-cell office:value-type="float" office:value="0.41041"/>
          <table:table-cell office:value-type="float" office:value="1.0507317"/>
          <table:table-cell office:value-type="float" office:value="0.84952"/>
          <table:table-cell office:value-type="float" office:value="-0.0143008"/>
          <table:table-cell office:value-type="float" office:value="0.697192"/>
          <table:table-cell office:value-type="float" office:value="0.2472061"/>
          <table:table-cell office:value-type="float" office:value="0.0218996"/>
          <table:table-cell office:value-type="float" office:value="0.697192"/>
          <table:table-cell office:value-type="float" office:value="0.2472061"/>
          <table:table-cell office:value-type="float" office:value="0.0280996"/>
          <table:table-cell office:value-type="float" office:value="0.697192"/>
          <table:table-cell office:value-type="float" office:value="0.2472061"/>
          <table:table-cell office:value-type="float" office:value="0.0342996"/>
          <table:table-cell office:value-type="float" office:value="0.697192"/>
          <table:table-cell office:value-type="float" office:value="0.2472061"/>
          <table:table-cell office:value-type="float" office:value="0.0404996"/>
          <table:table-cell office:value-type="float" office:value="0.697192"/>
          <table:table-cell office:value-type="float" office:value="0.2472061"/>
          <table:table-cell office:value-type="float" office:value="0.0466996"/>
          <table:table-cell office:value-type="float" office:value="0.697192"/>
          <table:table-cell office:value-type="float" office:value="0.2472061"/>
          <table:table-cell office:value-type="float" office:value="0.0528996"/>
          <table:table-cell office:value-type="float" office:value="0.690992"/>
          <table:table-cell office:value-type="float" office:value="0.247206"/>
          <table:table-cell office:value-type="float" office:value="0.0218995"/>
          <table:table-cell office:value-type="float" office:value="0.690992"/>
          <table:table-cell office:value-type="float" office:value="0.247206"/>
          <table:table-cell office:value-type="float" office:value="0.0280995"/>
          <table:table-cell office:value-type="float" office:value="0.690992"/>
          <table:table-cell office:value-type="float" office:value="0.247206"/>
          <table:table-cell office:value-type="float" office:value="0.0342995"/>
          <table:table-cell office:value-type="float" office:value="0.690992"/>
          <table:table-cell office:value-type="float" office:value="0.247206"/>
          <table:table-cell office:value-type="float" office:value="0.0404995"/>
          <table:table-cell office:value-type="float" office:value="0.690992"/>
          <table:table-cell office:value-type="float" office:value="0.247206"/>
          <table:table-cell office:value-type="float" office:value="0.0466995"/>
          <table:table-cell office:value-type="float" office:value="0.690992"/>
          <table:table-cell office:value-type="float" office:value="0.247206"/>
          <table:table-cell office:value-type="float" office:value="0.0528995"/>
        </table:table-row>
        <table:table-row>
          <table:table-cell>
            <text:p>x_plus_3</text:p>
          </table:table-cell>
          <table:table-cell office:value-type="float" office:value="0.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4:04</text:p>
          </table:table-cell>
          <table:table-cell office:value-type="float" office:value="-0.0003724"/>
          <table:table-cell office:value-type="float" office:value="0.6950979"/>
          <table:table-cell office:value-type="float" office:value="0.6947255"/>
          <table:table-cell office:value-type="float" office:value="0.2472326"/>
          <table:table-cell office:value-type="float" office:value="0.0370088"/>
          <table:table-cell office:value-type="float" office:value="10"/>
          <table:table-cell office:value-type="float" office:value="1.1163315773010254"/>
          <table:table-cell office:value-type="float" office:value="0.26895999908447266"/>
          <table:table-cell office:value-type="float" office:value="0.8473715782165527"/>
          <table:table-cell office:value-type="float" office:value="0.5552408635616303"/>
          <table:table-cell office:value-type="float" office:value="0.2638511251063136"/>
          <table:table-cell office:value-type="float" office:value="0.4885461688041687"/>
          <table:table-cell office:value-type="float" office:value="0.6219355583190918"/>
          <table:table-cell office:value-type="float" office:value="0.13338938951492307"/>
          <table:table-cell office:value-type="float" office:value="0.4310084"/>
          <table:table-cell office:value-type="float" office:value="0.26896"/>
          <table:table-cell office:value-type="float" office:value="0.44936"/>
          <table:table-cell office:value-type="float" office:value="0.7551462"/>
          <table:table-cell office:value-type="float" office:value="0.5382562"/>
          <table:table-cell office:value-type="float" office:value="0.0303646"/>
          <table:table-cell office:value-type="float" office:value="0.3279754"/>
          <table:table-cell office:value-type="float" office:value="0.3734608"/>
          <table:table-cell office:value-type="float" office:value="0.47027"/>
          <table:table-cell office:value-type="float" office:value="1.1163316"/>
          <table:table-cell office:value-type="float" office:value="0.82164"/>
          <table:table-cell office:value-type="float" office:value="-0.0143008"/>
          <table:table-cell office:value-type="float" office:value="0.6981979"/>
          <table:table-cell office:value-type="float" office:value="0.2472326"/>
          <table:table-cell office:value-type="float" office:value="0.0218944"/>
          <table:table-cell office:value-type="float" office:value="0.6981979"/>
          <table:table-cell office:value-type="float" office:value="0.2472326"/>
          <table:table-cell office:value-type="float" office:value="0.0280944"/>
          <table:table-cell office:value-type="float" office:value="0.6981979"/>
          <table:table-cell office:value-type="float" office:value="0.2472326"/>
          <table:table-cell office:value-type="float" office:value="0.0342944"/>
          <table:table-cell office:value-type="float" office:value="0.6981978"/>
          <table:table-cell office:value-type="float" office:value="0.2472326"/>
          <table:table-cell office:value-type="float" office:value="0.0404944"/>
          <table:table-cell office:value-type="float" office:value="0.6981978"/>
          <table:table-cell office:value-type="float" office:value="0.2472325"/>
          <table:table-cell office:value-type="float" office:value="0.0466944"/>
          <table:table-cell office:value-type="float" office:value="0.6981978"/>
          <table:table-cell office:value-type="float" office:value="0.2472325"/>
          <table:table-cell office:value-type="float" office:value="0.0528944"/>
          <table:table-cell office:value-type="float" office:value="0.6919979"/>
          <table:table-cell office:value-type="float" office:value="0.2472326"/>
          <table:table-cell office:value-type="float" office:value="0.0218944"/>
          <table:table-cell office:value-type="float" office:value="0.6919979"/>
          <table:table-cell office:value-type="float" office:value="0.2472326"/>
          <table:table-cell office:value-type="float" office:value="0.0280944"/>
          <table:table-cell office:value-type="float" office:value="0.6919979"/>
          <table:table-cell office:value-type="float" office:value="0.2472326"/>
          <table:table-cell office:value-type="float" office:value="0.0342944"/>
          <table:table-cell office:value-type="float" office:value="0.6919978"/>
          <table:table-cell office:value-type="float" office:value="0.2472325"/>
          <table:table-cell office:value-type="float" office:value="0.0404944"/>
          <table:table-cell office:value-type="float" office:value="0.6919978"/>
          <table:table-cell office:value-type="float" office:value="0.2472325"/>
          <table:table-cell office:value-type="float" office:value="0.0466944"/>
          <table:table-cell office:value-type="float" office:value="0.6919978"/>
          <table:table-cell office:value-type="float" office:value="0.2472325"/>
          <table:table-cell office:value-type="float" office:value="0.0528944"/>
        </table:table-row>
        <table:table-row>
          <table:table-cell>
            <text:p>x_plus_4</text:p>
          </table:table-cell>
          <table:table-cell office:value-type="float" office:value="0.0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4:17</text:p>
          </table:table-cell>
          <table:table-cell office:value-type="float" office:value="-0.0007991"/>
          <table:table-cell office:value-type="float" office:value="0.6960968"/>
          <table:table-cell office:value-type="float" office:value="0.6952977"/>
          <table:table-cell office:value-type="float" office:value="0.2472042"/>
          <table:table-cell office:value-type="float" office:value="0.0366847"/>
          <table:table-cell office:value-type="float" office:value="10"/>
          <table:table-cell office:value-type="float" office:value="1.2426116466522217"/>
          <table:table-cell office:value-type="float" office:value="0.23533999919891357"/>
          <table:table-cell office:value-type="float" office:value="1.007271647453308"/>
          <table:table-cell office:value-type="float" office:value="0.5442118644714355"/>
          <table:table-cell office:value-type="float" office:value="0.2911006491029783"/>
          <table:table-cell office:value-type="float" office:value="0.40392216444015505"/>
          <table:table-cell office:value-type="float" office:value="0.684501564502716"/>
          <table:table-cell office:value-type="float" office:value="0.280579400062561"/>
          <table:table-cell office:value-type="float" office:value="0.3895984"/>
          <table:table-cell office:value-type="float" office:value="0.23534"/>
          <table:table-cell office:value-type="float" office:value="0.40795"/>
          <table:table-cell office:value-type="float" office:value="0.5726962"/>
          <table:table-cell office:value-type="float" office:value="0.4140262"/>
          <table:table-cell office:value-type="float" office:value="0.0299546"/>
          <table:table-cell office:value-type="float" office:value="0.3767654"/>
          <table:table-cell office:value-type="float" office:value="0.4382408"/>
          <table:table-cell office:value-type="float" office:value="0.53792"/>
          <table:table-cell office:value-type="float" office:value="1.2426116"/>
          <table:table-cell office:value-type="float" office:value="0.82697"/>
          <table:table-cell office:value-type="float" office:value="-0.0130708"/>
          <table:table-cell office:value-type="float" office:value="0.6991968"/>
          <table:table-cell office:value-type="float" office:value="0.2472043"/>
          <table:table-cell office:value-type="float" office:value="0.0219025"/>
          <table:table-cell office:value-type="float" office:value="0.6991968"/>
          <table:table-cell office:value-type="float" office:value="0.2472043"/>
          <table:table-cell office:value-type="float" office:value="0.0281025"/>
          <table:table-cell office:value-type="float" office:value="0.6991968"/>
          <table:table-cell office:value-type="float" office:value="0.2472042"/>
          <table:table-cell office:value-type="float" office:value="0.0343025"/>
          <table:table-cell office:value-type="float" office:value="0.6991968"/>
          <table:table-cell office:value-type="float" office:value="0.2472042"/>
          <table:table-cell office:value-type="float" office:value="0.0405025"/>
          <table:table-cell office:value-type="float" office:value="0.6991969"/>
          <table:table-cell office:value-type="float" office:value="0.2472042"/>
          <table:table-cell office:value-type="float" office:value="0.0467025"/>
          <table:table-cell office:value-type="float" office:value="0.6991969"/>
          <table:table-cell office:value-type="float" office:value="0.2472042"/>
          <table:table-cell office:value-type="float" office:value="0.0529025"/>
          <table:table-cell office:value-type="float" office:value="0.6929968"/>
          <table:table-cell office:value-type="float" office:value="0.2472042"/>
          <table:table-cell office:value-type="float" office:value="0.0219025"/>
          <table:table-cell office:value-type="float" office:value="0.6929968"/>
          <table:table-cell office:value-type="float" office:value="0.2472042"/>
          <table:table-cell office:value-type="float" office:value="0.0281025"/>
          <table:table-cell office:value-type="float" office:value="0.6929968"/>
          <table:table-cell office:value-type="float" office:value="0.2472042"/>
          <table:table-cell office:value-type="float" office:value="0.0343025"/>
          <table:table-cell office:value-type="float" office:value="0.6929968"/>
          <table:table-cell office:value-type="float" office:value="0.2472042"/>
          <table:table-cell office:value-type="float" office:value="0.0405025"/>
          <table:table-cell office:value-type="float" office:value="0.6929969"/>
          <table:table-cell office:value-type="float" office:value="0.2472042"/>
          <table:table-cell office:value-type="float" office:value="0.0467025"/>
          <table:table-cell office:value-type="float" office:value="0.6929969"/>
          <table:table-cell office:value-type="float" office:value="0.2472042"/>
          <table:table-cell office:value-type="float" office:value="0.0529025"/>
        </table:table-row>
        <table:table-row>
          <table:table-cell>
            <text:p>x_plus_5</text:p>
          </table:table-cell>
          <table:table-cell office:value-type="float" office:value="0.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4:29</text:p>
          </table:table-cell>
          <table:table-cell office:value-type="float" office:value="-0.0011461"/>
          <table:table-cell office:value-type="float" office:value="0.6970985"/>
          <table:table-cell office:value-type="float" office:value="0.6959524"/>
          <table:table-cell office:value-type="float" office:value="0.2472028"/>
          <table:table-cell office:value-type="float" office:value="0.0365262"/>
          <table:table-cell office:value-type="float" office:value="10"/>
          <table:table-cell office:value-type="float" office:value="1.3467515707015991"/>
          <table:table-cell office:value-type="float" office:value="0.21032999455928802"/>
          <table:table-cell office:value-type="float" office:value="1.136421576142311"/>
          <table:table-cell office:value-type="float" office:value="0.533141852915287"/>
          <table:table-cell office:value-type="float" office:value="0.33331797973520144"/>
          <table:table-cell office:value-type="float" office:value="0.33602615296840666"/>
          <table:table-cell office:value-type="float" office:value="0.7302575528621673"/>
          <table:table-cell office:value-type="float" office:value="0.39423139989376066"/>
          <table:table-cell office:value-type="float" office:value="0.3449084"/>
          <table:table-cell office:value-type="float" office:value="0.21033"/>
          <table:table-cell office:value-type="float" office:value="0.37351"/>
          <table:table-cell office:value-type="float" office:value="0.4337062"/>
          <table:table-cell office:value-type="float" office:value="0.3176762"/>
          <table:table-cell office:value-type="float" office:value="0.0291346"/>
          <table:table-cell office:value-type="float" office:value="0.4021854"/>
          <table:table-cell office:value-type="float" office:value="0.4784208"/>
          <table:table-cell office:value-type="float" office:value="0.58466"/>
          <table:table-cell office:value-type="float" office:value="1.3467516"/>
          <table:table-cell office:value-type="float" office:value="0.83927"/>
          <table:table-cell office:value-type="float" office:value="-0.0143008"/>
          <table:table-cell office:value-type="float" office:value="0.7001985"/>
          <table:table-cell office:value-type="float" office:value="0.2472029"/>
          <table:table-cell office:value-type="float" office:value="0.0219034"/>
          <table:table-cell office:value-type="float" office:value="0.7001985"/>
          <table:table-cell office:value-type="float" office:value="0.2472029"/>
          <table:table-cell office:value-type="float" office:value="0.0281034"/>
          <table:table-cell office:value-type="float" office:value="0.7001985"/>
          <table:table-cell office:value-type="float" office:value="0.2472028"/>
          <table:table-cell office:value-type="float" office:value="0.0343034"/>
          <table:table-cell office:value-type="float" office:value="0.7001985"/>
          <table:table-cell office:value-type="float" office:value="0.2472028"/>
          <table:table-cell office:value-type="float" office:value="0.0405034"/>
          <table:table-cell office:value-type="float" office:value="0.7001985"/>
          <table:table-cell office:value-type="float" office:value="0.2472027"/>
          <table:table-cell office:value-type="float" office:value="0.0467034"/>
          <table:table-cell office:value-type="float" office:value="0.7001985"/>
          <table:table-cell office:value-type="float" office:value="0.2472027"/>
          <table:table-cell office:value-type="float" office:value="0.0529034"/>
          <table:table-cell office:value-type="float" office:value="0.6939985"/>
          <table:table-cell office:value-type="float" office:value="0.2472029"/>
          <table:table-cell office:value-type="float" office:value="0.0219034"/>
          <table:table-cell office:value-type="float" office:value="0.6939985"/>
          <table:table-cell office:value-type="float" office:value="0.2472029"/>
          <table:table-cell office:value-type="float" office:value="0.0281034"/>
          <table:table-cell office:value-type="float" office:value="0.6939985"/>
          <table:table-cell office:value-type="float" office:value="0.2472028"/>
          <table:table-cell office:value-type="float" office:value="0.0343034"/>
          <table:table-cell office:value-type="float" office:value="0.6939985"/>
          <table:table-cell office:value-type="float" office:value="0.2472028"/>
          <table:table-cell office:value-type="float" office:value="0.0405034"/>
          <table:table-cell office:value-type="float" office:value="0.6939985"/>
          <table:table-cell office:value-type="float" office:value="0.2472027"/>
          <table:table-cell office:value-type="float" office:value="0.0467034"/>
          <table:table-cell office:value-type="float" office:value="0.6939985"/>
          <table:table-cell office:value-type="float" office:value="0.2472027"/>
          <table:table-cell office:value-type="float" office:value="0.0529034"/>
        </table:table-row>
        <table:table-row>
          <table:table-cell>
            <text:p>x_plus_6</text:p>
          </table:table-cell>
          <table:table-cell office:value-type="float" office:value="0.0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4:42</text:p>
          </table:table-cell>
          <table:table-cell office:value-type="float" office:value="-0.0014995"/>
          <table:table-cell office:value-type="float" office:value="0.6980925"/>
          <table:table-cell office:value-type="float" office:value="0.696593"/>
          <table:table-cell office:value-type="float" office:value="0.2471985"/>
          <table:table-cell office:value-type="float" office:value="0.0364398"/>
          <table:table-cell office:value-type="float" office:value="10"/>
          <table:table-cell office:value-type="float" office:value="1.4537615776062012"/>
          <table:table-cell office:value-type="float" office:value="0.16317999362945557"/>
          <table:table-cell office:value-type="float" office:value="1.2905815839767456"/>
          <table:table-cell office:value-type="float" office:value="0.518381854891777"/>
          <table:table-cell office:value-type="float" office:value="0.3839659243789775"/>
          <table:table-cell office:value-type="float" office:value="0.2676381587982178"/>
          <table:table-cell office:value-type="float" office:value="0.7691255509853363"/>
          <table:table-cell office:value-type="float" office:value="0.5014873921871186"/>
          <table:table-cell office:value-type="float" office:value="0.3088284"/>
          <table:table-cell office:value-type="float" office:value="0.16318"/>
          <table:table-cell office:value-type="float" office:value="0.30258"/>
          <table:table-cell office:value-type="float" office:value="0.3201362"/>
          <table:table-cell office:value-type="float" office:value="0.2434662"/>
          <table:table-cell office:value-type="float" office:value="0.0287246"/>
          <table:table-cell office:value-type="float" office:value="0.4345754"/>
          <table:table-cell office:value-type="float" office:value="0.5034308"/>
          <table:table-cell office:value-type="float" office:value="0.61254"/>
          <table:table-cell office:value-type="float" office:value="1.4537616"/>
          <table:table-cell office:value-type="float" office:value="0.84132"/>
          <table:table-cell office:value-type="float" office:value="-0.0143008"/>
          <table:table-cell office:value-type="float" office:value="0.7011924"/>
          <table:table-cell office:value-type="float" office:value="0.2471985"/>
          <table:table-cell office:value-type="float" office:value="0.0218988"/>
          <table:table-cell office:value-type="float" office:value="0.7011925"/>
          <table:table-cell office:value-type="float" office:value="0.2471985"/>
          <table:table-cell office:value-type="float" office:value="0.0280988"/>
          <table:table-cell office:value-type="float" office:value="0.7011925"/>
          <table:table-cell office:value-type="float" office:value="0.2471986"/>
          <table:table-cell office:value-type="float" office:value="0.0342988"/>
          <table:table-cell office:value-type="float" office:value="0.7011925"/>
          <table:table-cell office:value-type="float" office:value="0.2471986"/>
          <table:table-cell office:value-type="float" office:value="0.0404988"/>
          <table:table-cell office:value-type="float" office:value="0.7011925"/>
          <table:table-cell office:value-type="float" office:value="0.2471986"/>
          <table:table-cell office:value-type="float" office:value="0.0466988"/>
          <table:table-cell office:value-type="float" office:value="0.7011926"/>
          <table:table-cell office:value-type="float" office:value="0.2471986"/>
          <table:table-cell office:value-type="float" office:value="0.0528988"/>
          <table:table-cell office:value-type="float" office:value="0.6949924"/>
          <table:table-cell office:value-type="float" office:value="0.2471985"/>
          <table:table-cell office:value-type="float" office:value="0.0218988"/>
          <table:table-cell office:value-type="float" office:value="0.6949925"/>
          <table:table-cell office:value-type="float" office:value="0.2471985"/>
          <table:table-cell office:value-type="float" office:value="0.0280988"/>
          <table:table-cell office:value-type="float" office:value="0.6949925"/>
          <table:table-cell office:value-type="float" office:value="0.2471985"/>
          <table:table-cell office:value-type="float" office:value="0.0342988"/>
          <table:table-cell office:value-type="float" office:value="0.6949925"/>
          <table:table-cell office:value-type="float" office:value="0.2471985"/>
          <table:table-cell office:value-type="float" office:value="0.0404988"/>
          <table:table-cell office:value-type="float" office:value="0.6949925"/>
          <table:table-cell office:value-type="float" office:value="0.2471986"/>
          <table:table-cell office:value-type="float" office:value="0.0466988"/>
          <table:table-cell office:value-type="float" office:value="0.6949926"/>
          <table:table-cell office:value-type="float" office:value="0.2471986"/>
          <table:table-cell office:value-type="float" office:value="0.0528988"/>
        </table:table-row>
        <table:table-row>
          <table:table-cell>
            <text:p>x_plus_7</text:p>
          </table:table-cell>
          <table:table-cell office:value-type="float" office:value="0.0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4:55</text:p>
          </table:table-cell>
          <table:table-cell office:value-type="float" office:value="-0.0020635"/>
          <table:table-cell office:value-type="float" office:value="0.6991054"/>
          <table:table-cell office:value-type="float" office:value="0.6970418"/>
          <table:table-cell office:value-type="float" office:value="0.2472126"/>
          <table:table-cell office:value-type="float" office:value="0.0363659"/>
          <table:table-cell office:value-type="float" office:value="9"/>
          <table:table-cell office:value-type="float" office:value="1.5812716484069824"/>
          <table:table-cell office:value-type="float" office:value="0.06519000232219696"/>
          <table:table-cell office:value-type="float" office:value="1.5160816460847855"/>
          <table:table-cell office:value-type="float" office:value="0.5073118686676026"/>
          <table:table-cell office:value-type="float" office:value="0.45045836799532113"/>
          <table:table-cell office:value-type="float" office:value="0.18047215938568115"/>
          <table:table-cell office:value-type="float" office:value="0.8341515779495239"/>
          <table:table-cell office:value-type="float" office:value="0.6536794185638427"/>
          <table:table-cell office:value-type="float" office:value="0.2268284"/>
          <table:table-cell office:value-type="float" office:value="0.06519"/>
          <table:table-cell office:value-type="float" office:value="0.20131"/>
          <table:table-cell office:value-type="float" office:value="0.2278862"/>
          <table:table-cell office:value-type="float" office:value="0.1811462"/>
          <table:table-cell office:value-type="float" office:value="0.0287246"/>
          <table:table-cell office:value-type="float" office:value="0.5190354"/>
          <table:table-cell office:value-type="float" office:value="0.5870708"/>
          <table:table-cell office:value-type="float" office:value="0.69577"/>
          <table:table-cell office:value-type="float" office:value="1.5812716"/>
          <table:table-cell office:value-type="float" office:value="0.78761"/>
          <table:table-cell office:value-type="float" office:value="-0.0138908"/>
          <table:table-cell office:value-type="float" office:value="0.7022053"/>
          <table:table-cell office:value-type="float" office:value="0.2472126"/>
          <table:table-cell office:value-type="float" office:value="0.021901"/>
          <table:table-cell office:value-type="float" office:value="0.7022053"/>
          <table:table-cell office:value-type="float" office:value="0.2472126"/>
          <table:table-cell office:value-type="float" office:value="0.028101"/>
          <table:table-cell office:value-type="float" office:value="0.7022054"/>
          <table:table-cell office:value-type="float" office:value="0.2472126"/>
          <table:table-cell office:value-type="float" office:value="0.034301"/>
          <table:table-cell office:value-type="float" office:value="0.7022054"/>
          <table:table-cell office:value-type="float" office:value="0.2472126"/>
          <table:table-cell office:value-type="float" office:value="0.040501"/>
          <table:table-cell office:value-type="float" office:value="0.7022055"/>
          <table:table-cell office:value-type="float" office:value="0.2472127"/>
          <table:table-cell office:value-type="float" office:value="0.046701"/>
          <table:table-cell office:value-type="float" office:value="0.7022055"/>
          <table:table-cell office:value-type="float" office:value="0.2472127"/>
          <table:table-cell office:value-type="float" office:value="0.052901"/>
          <table:table-cell office:value-type="float" office:value="0.6960053"/>
          <table:table-cell office:value-type="float" office:value="0.2472126"/>
          <table:table-cell office:value-type="float" office:value="0.021901"/>
          <table:table-cell office:value-type="float" office:value="0.6960053"/>
          <table:table-cell office:value-type="float" office:value="0.2472126"/>
          <table:table-cell office:value-type="float" office:value="0.028101"/>
          <table:table-cell office:value-type="float" office:value="0.6960054"/>
          <table:table-cell office:value-type="float" office:value="0.2472126"/>
          <table:table-cell office:value-type="float" office:value="0.034301"/>
          <table:table-cell office:value-type="float" office:value="0.6960054"/>
          <table:table-cell office:value-type="float" office:value="0.2472126"/>
          <table:table-cell office:value-type="float" office:value="0.040501"/>
          <table:table-cell office:value-type="float" office:value="0.6960055"/>
          <table:table-cell office:value-type="float" office:value="0.2472126"/>
          <table:table-cell office:value-type="float" office:value="0.046701"/>
          <table:table-cell office:value-type="float" office:value="0.6960055"/>
          <table:table-cell office:value-type="float" office:value="0.2472127"/>
          <table:table-cell office:value-type="float" office:value="0.052901"/>
        </table:table-row>
        <table:table-row>
          <table:table-cell>
            <text:p>x_plus_8</text:p>
          </table:table-cell>
          <table:table-cell office:value-type="float" office:value="0.0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5:08</text:p>
          </table:table-cell>
          <table:table-cell office:value-type="float" office:value="-0.0023435"/>
          <table:table-cell office:value-type="float" office:value="0.7000994"/>
          <table:table-cell office:value-type="float" office:value="0.697756"/>
          <table:table-cell office:value-type="float" office:value="0.2471985"/>
          <table:table-cell office:value-type="float" office:value="0.035821"/>
          <table:table-cell office:value-type="float" office:value="9"/>
          <table:table-cell office:value-type="float" office:value="1.4656516313552856"/>
          <table:table-cell office:value-type="float" office:value="-0.0016400000313296914"/>
          <table:table-cell office:value-type="float" office:value="1.4672916313866153"/>
          <table:table-cell office:value-type="float" office:value="0.45073186004301535"/>
          <table:table-cell office:value-type="float" office:value="0.4416368816948857"/>
          <table:table-cell office:value-type="float" office:value="0.10970616030972451"/>
          <table:table-cell office:value-type="float" office:value="0.7917575597763061"/>
          <table:table-cell office:value-type="float" office:value="0.6820513994665817"/>
          <table:table-cell office:value-type="float" office:value="0.1665584"/>
          <table:table-cell office:value-type="float" office:value="-0.00164"/>
          <table:table-cell office:value-type="float" office:value="0.12874"/>
          <table:table-cell office:value-type="float" office:value="0.1385062"/>
          <table:table-cell office:value-type="float" office:value="0.1163662"/>
          <table:table-cell office:value-type="float" office:value="0.0287246"/>
          <table:table-cell office:value-type="float" office:value="0.5657754"/>
          <table:table-cell office:value-type="float" office:value="0.5944508"/>
          <table:table-cell office:value-type="float" office:value="0.66789"/>
          <table:table-cell office:value-type="float" office:value="1.4656516"/>
          <table:table-cell office:value-type="float" office:value="0.66502"/>
          <table:table-cell office:value-type="float" office:value="-0.0138908"/>
          <table:table-cell office:value-type="float" office:value="0.7031994"/>
          <table:table-cell office:value-type="float" office:value="0.2471986"/>
          <table:table-cell office:value-type="float" office:value="0.0218977"/>
          <table:table-cell office:value-type="float" office:value="0.7031994"/>
          <table:table-cell office:value-type="float" office:value="0.2471985"/>
          <table:table-cell office:value-type="float" office:value="0.0280977"/>
          <table:table-cell office:value-type="float" office:value="0.7031994"/>
          <table:table-cell office:value-type="float" office:value="0.2471985"/>
          <table:table-cell office:value-type="float" office:value="0.0342977"/>
          <table:table-cell office:value-type="float" office:value="0.7031994"/>
          <table:table-cell office:value-type="float" office:value="0.2471984"/>
          <table:table-cell office:value-type="float" office:value="0.0404977"/>
          <table:table-cell office:value-type="float" office:value="0.7031995"/>
          <table:table-cell office:value-type="float" office:value="0.2471984"/>
          <table:table-cell office:value-type="float" office:value="0.0466977"/>
          <table:table-cell office:value-type="float" office:value="0.7031995"/>
          <table:table-cell office:value-type="float" office:value="0.2471984"/>
          <table:table-cell office:value-type="float" office:value="0.0528977"/>
          <table:table-cell office:value-type="float" office:value="0.6969994"/>
          <table:table-cell office:value-type="float" office:value="0.2471986"/>
          <table:table-cell office:value-type="float" office:value="0.0218977"/>
          <table:table-cell office:value-type="float" office:value="0.6969994"/>
          <table:table-cell office:value-type="float" office:value="0.2471985"/>
          <table:table-cell office:value-type="float" office:value="0.0280977"/>
          <table:table-cell office:value-type="float" office:value="0.6969994"/>
          <table:table-cell office:value-type="float" office:value="0.2471985"/>
          <table:table-cell office:value-type="float" office:value="0.0342977"/>
          <table:table-cell office:value-type="float" office:value="0.6969994"/>
          <table:table-cell office:value-type="float" office:value="0.2471984"/>
          <table:table-cell office:value-type="float" office:value="0.0404977"/>
          <table:table-cell office:value-type="float" office:value="0.6969995"/>
          <table:table-cell office:value-type="float" office:value="0.2471984"/>
          <table:table-cell office:value-type="float" office:value="0.0466977"/>
          <table:table-cell office:value-type="float" office:value="0.6969995"/>
          <table:table-cell office:value-type="float" office:value="0.2471984"/>
          <table:table-cell office:value-type="float" office:value="0.0528977"/>
        </table:table-row>
        <table:table-row>
          <table:table-cell>
            <text:p>x_plus_9</text:p>
          </table:table-cell>
          <table:table-cell office:value-type="float" office:value="0.0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5:21</text:p>
          </table:table-cell>
          <table:table-cell office:value-type="float" office:value="-0.0028197"/>
          <table:table-cell office:value-type="float" office:value="0.7010999"/>
          <table:table-cell office:value-type="float" office:value="0.6982802"/>
          <table:table-cell office:value-type="float" office:value="0.2472036"/>
          <table:table-cell office:value-type="float" office:value="0.0337249"/>
          <table:table-cell office:value-type="float" office:value="6"/>
          <table:table-cell office:value-type="float" office:value="0.8301516175270081"/>
          <table:table-cell office:value-type="float" office:value="-0.04058999940752983"/>
          <table:table-cell office:value-type="float" office:value="0.8707416169345379"/>
          <table:table-cell office:value-type="float" office:value="0.3212948638945818"/>
          <table:table-cell office:value-type="float" office:value="0.29208748632535114"/>
          <table:table-cell office:value-type="float" office:value="0.0654261626303196"/>
          <table:table-cell office:value-type="float" office:value="0.577163565158844"/>
          <table:table-cell office:value-type="float" office:value="0.5117374025285244"/>
          <table:table-cell office:value-type="float" office:value="0.1366284"/>
          <table:table-cell office:value-type="float" office:value="-0.04059"/>
          <table:table-cell office:value-type="float" office:value="0.08651"/>
          <table:table-cell office:value-type="float" office:value="0.0700362"/>
          <table:table-cell office:value-type="float" office:value="0.0745462"/>
          <table:table-cell office:value-type="float" office:value="0.0291346"/>
          <table:table-cell office:value-type="float" office:value="0.6198954"/>
          <table:table-cell office:value-type="float" office:value="0.5042508"/>
          <table:table-cell office:value-type="float" office:value="0.47847"/>
          <table:table-cell office:value-type="float" office:value="0.8301516"/>
          <table:table-cell office:value-type="float" office:value="0.45305"/>
          <table:table-cell office:value-type="float" office:value="-0.0151208"/>
          <table:table-cell office:value-type="float" office:value="0.7041999"/>
          <table:table-cell office:value-type="float" office:value="0.2472039"/>
          <table:table-cell office:value-type="float" office:value="0.0219014"/>
          <table:table-cell office:value-type="float" office:value="0.7041999"/>
          <table:table-cell office:value-type="float" office:value="0.2472038"/>
          <table:table-cell office:value-type="float" office:value="0.0281014"/>
          <table:table-cell office:value-type="float" office:value="0.7041999"/>
          <table:table-cell office:value-type="float" office:value="0.2472037"/>
          <table:table-cell office:value-type="float" office:value="0.0343014"/>
          <table:table-cell office:value-type="float" office:value="0.7042"/>
          <table:table-cell office:value-type="float" office:value="0.2472036"/>
          <table:table-cell office:value-type="float" office:value="0.0405014"/>
          <table:table-cell office:value-type="float" office:value="0.7042"/>
          <table:table-cell office:value-type="float" office:value="0.2472035"/>
          <table:table-cell office:value-type="float" office:value="0.0467014"/>
          <table:table-cell office:value-type="float" office:value="0.7042"/>
          <table:table-cell office:value-type="float" office:value="0.2472033"/>
          <table:table-cell office:value-type="float" office:value="0.0529014"/>
          <table:table-cell office:value-type="float" office:value="0.6979999"/>
          <table:table-cell office:value-type="float" office:value="0.2472038"/>
          <table:table-cell office:value-type="float" office:value="0.0219014"/>
          <table:table-cell office:value-type="float" office:value="0.6979999"/>
          <table:table-cell office:value-type="float" office:value="0.2472037"/>
          <table:table-cell office:value-type="float" office:value="0.0281014"/>
          <table:table-cell office:value-type="float" office:value="0.6979999"/>
          <table:table-cell office:value-type="float" office:value="0.2472036"/>
          <table:table-cell office:value-type="float" office:value="0.0343014"/>
          <table:table-cell office:value-type="float" office:value="0.698"/>
          <table:table-cell office:value-type="float" office:value="0.2472034"/>
          <table:table-cell office:value-type="float" office:value="0.0405014"/>
          <table:table-cell office:value-type="float" office:value="0.698"/>
          <table:table-cell office:value-type="float" office:value="0.2472033"/>
          <table:table-cell office:value-type="float" office:value="0.0467014"/>
          <table:table-cell office:value-type="float" office:value="0.698"/>
          <table:table-cell office:value-type="float" office:value="0.2472032"/>
          <table:table-cell office:value-type="float" office:value="0.0529014"/>
        </table:table-row>
        <table:table-row>
          <table:table-cell>
            <text:p>x_plus_10</text:p>
          </table:table-cell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5:33</text:p>
          </table:table-cell>
          <table:table-cell office:value-type="float" office:value="-0.0031"/>
          <table:table-cell office:value-type="float" office:value="0.7020935"/>
          <table:table-cell office:value-type="float" office:value="0.6989935"/>
          <table:table-cell office:value-type="float" office:value="0.2472112"/>
          <table:table-cell office:value-type="float" office:value="0.0233499"/>
          <table:table-cell office:value-type="float" office:value="2"/>
          <table:table-cell office:value-type="float" office:value="0.3829154074192047"/>
          <table:table-cell office:value-type="float" office:value="-0.08815000206232071"/>
          <table:table-cell office:value-type="float" office:value="0.4710654094815254"/>
          <table:table-cell office:value-type="float" office:value="0.07074386086314917"/>
          <table:table-cell office:value-type="float" office:value="0.12385428622576936"/>
          <table:table-cell office:value-type="float" office:value="0.021146160550415516"/>
          <table:table-cell office:value-type="float" office:value="0.12034156117588282"/>
          <table:table-cell office:value-type="float" office:value="0.0991954006254673"/>
          <table:table-cell office:value-type="float" office:value="0.0911184"/>
          <table:table-cell office:value-type="float" office:value="-0.08815"/>
          <table:table-cell office:value-type="float" office:value="0.03936"/>
          <table:table-cell office:value-type="float" office:value="0.0150962"/>
          <table:table-cell office:value-type="float" office:value="0.0483062"/>
          <table:table-cell office:value-type="float" office:value="0.0266746"/>
          <table:table-cell office:value-type="float" office:value="0.3829154"/>
          <table:table-cell office:value-type="float" office:value="0.1151608"/>
          <table:table-cell office:value-type="float" office:value="0.03813"/>
          <table:table-cell office:value-type="float" office:value="0.0798516"/>
          <table:table-cell office:value-type="float" office:value="-0.01435"/>
          <table:table-cell office:value-type="float" office:value="-0.0167608"/>
          <table:table-cell office:value-type="float" office:value="0.7051936"/>
          <table:table-cell office:value-type="float" office:value="0.2472112"/>
          <table:table-cell office:value-type="float" office:value="0.0219164"/>
          <table:table-cell office:value-type="float" office:value="0.7051935"/>
          <table:table-cell office:value-type="float" office:value="0.2472112"/>
          <table:table-cell office:value-type="float" office:value="0.0281164"/>
          <table:table-cell office:value-type="float" office:value="0.7051935"/>
          <table:table-cell office:value-type="float" office:value="0.2472112"/>
          <table:table-cell office:value-type="float" office:value="0.0343164"/>
          <table:table-cell office:value-type="float" office:value="0.7051935"/>
          <table:table-cell office:value-type="float" office:value="0.2472112"/>
          <table:table-cell office:value-type="float" office:value="0.0405164"/>
          <table:table-cell office:value-type="float" office:value="0.7051935"/>
          <table:table-cell office:value-type="float" office:value="0.2472112"/>
          <table:table-cell office:value-type="float" office:value="0.0467164"/>
          <table:table-cell office:value-type="float" office:value="0.7051934"/>
          <table:table-cell office:value-type="float" office:value="0.2472112"/>
          <table:table-cell office:value-type="float" office:value="0.0529164"/>
          <table:table-cell office:value-type="float" office:value="0.6989936"/>
          <table:table-cell office:value-type="float" office:value="0.2472112"/>
          <table:table-cell office:value-type="float" office:value="0.0219164"/>
          <table:table-cell office:value-type="float" office:value="0.6989935"/>
          <table:table-cell office:value-type="float" office:value="0.2472112"/>
          <table:table-cell office:value-type="float" office:value="0.0281164"/>
          <table:table-cell office:value-type="float" office:value="0.6989935"/>
          <table:table-cell office:value-type="float" office:value="0.2472112"/>
          <table:table-cell office:value-type="float" office:value="0.0343164"/>
          <table:table-cell office:value-type="float" office:value="0.6989935"/>
          <table:table-cell office:value-type="float" office:value="0.2472112"/>
          <table:table-cell office:value-type="float" office:value="0.0405164"/>
          <table:table-cell office:value-type="float" office:value="0.6989935"/>
          <table:table-cell office:value-type="float" office:value="0.2472112"/>
          <table:table-cell office:value-type="float" office:value="0.0467164"/>
          <table:table-cell office:value-type="float" office:value="0.6989934"/>
          <table:table-cell office:value-type="float" office:value="0.2472112"/>
          <table:table-cell office:value-type="float" office:value="0.0529164"/>
        </table:table-row>
        <table:table-row>
          <table:table-cell>
            <text:p>x_minus_1</text:p>
          </table:table-cell>
          <table:table-cell office:value-type="float" office:value="-0.0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5:46</text:p>
          </table:table-cell>
          <table:table-cell office:value-type="float" office:value="-7.72e-05"/>
          <table:table-cell office:value-type="float" office:value="0.6910961"/>
          <table:table-cell office:value-type="float" office:value="0.6910189"/>
          <table:table-cell office:value-type="float" office:value="0.2472064"/>
          <table:table-cell office:value-type="float" office:value="0.0377079"/>
          <table:table-cell office:value-type="float" office:value="10"/>
          <table:table-cell office:value-type="float" office:value="0.9863616228103638"/>
          <table:table-cell office:value-type="float" office:value="0.2808254063129425"/>
          <table:table-cell office:value-type="float" office:value="0.7055362164974213"/>
          <table:table-cell office:value-type="float" office:value="0.5660238653421402"/>
          <table:table-cell office:value-type="float" office:value="0.26746184095499803"/>
          <table:table-cell office:value-type="float" office:value="0.5519321680068969"/>
          <table:table-cell office:value-type="float" office:value="0.5801155626773834"/>
          <table:table-cell office:value-type="float" office:value="0.028183394670486472"/>
          <table:table-cell office:value-type="float" office:value="0.4277284"/>
          <table:table-cell office:value-type="float" office:value="0.30545"/>
          <table:table-cell office:value-type="float" office:value="0.46289"/>
          <table:table-cell office:value-type="float" office:value="0.7567862"/>
          <table:table-cell office:value-type="float" office:value="0.8068062"/>
          <table:table-cell office:value-type="float" office:value="0.0279046"/>
          <table:table-cell office:value-type="float" office:value="0.2808254"/>
          <table:table-cell office:value-type="float" office:value="0.3197508"/>
          <table:table-cell office:value-type="float" office:value="0.41533"/>
          <table:table-cell office:value-type="float" office:value="0.9863616"/>
          <table:table-cell office:value-type="float" office:value="0.89831"/>
          <table:table-cell office:value-type="float" office:value="-0.0167608"/>
          <table:table-cell office:value-type="float" office:value="0.6941961"/>
          <table:table-cell office:value-type="float" office:value="0.2472064"/>
          <table:table-cell office:value-type="float" office:value="0.0219001"/>
          <table:table-cell office:value-type="float" office:value="0.6941961"/>
          <table:table-cell office:value-type="float" office:value="0.2472064"/>
          <table:table-cell office:value-type="float" office:value="0.0281001"/>
          <table:table-cell office:value-type="float" office:value="0.6941961"/>
          <table:table-cell office:value-type="float" office:value="0.2472064"/>
          <table:table-cell office:value-type="float" office:value="0.0343001"/>
          <table:table-cell office:value-type="float" office:value="0.6941961"/>
          <table:table-cell office:value-type="float" office:value="0.2472064"/>
          <table:table-cell office:value-type="float" office:value="0.0405001"/>
          <table:table-cell office:value-type="float" office:value="0.6941961"/>
          <table:table-cell office:value-type="float" office:value="0.2472065"/>
          <table:table-cell office:value-type="float" office:value="0.0467001"/>
          <table:table-cell office:value-type="float" office:value="0.694196"/>
          <table:table-cell office:value-type="float" office:value="0.2472065"/>
          <table:table-cell office:value-type="float" office:value="0.0529001"/>
          <table:table-cell office:value-type="float" office:value="0.6879961"/>
          <table:table-cell office:value-type="float" office:value="0.2472064"/>
          <table:table-cell office:value-type="float" office:value="0.0219001"/>
          <table:table-cell office:value-type="float" office:value="0.6879961"/>
          <table:table-cell office:value-type="float" office:value="0.2472064"/>
          <table:table-cell office:value-type="float" office:value="0.0281001"/>
          <table:table-cell office:value-type="float" office:value="0.6879961"/>
          <table:table-cell office:value-type="float" office:value="0.2472064"/>
          <table:table-cell office:value-type="float" office:value="0.0343001"/>
          <table:table-cell office:value-type="float" office:value="0.6879961"/>
          <table:table-cell office:value-type="float" office:value="0.2472065"/>
          <table:table-cell office:value-type="float" office:value="0.0405001"/>
          <table:table-cell office:value-type="float" office:value="0.6879961"/>
          <table:table-cell office:value-type="float" office:value="0.2472065"/>
          <table:table-cell office:value-type="float" office:value="0.0467001"/>
          <table:table-cell office:value-type="float" office:value="0.687996"/>
          <table:table-cell office:value-type="float" office:value="0.2472065"/>
          <table:table-cell office:value-type="float" office:value="0.0529001"/>
        </table:table-row>
        <table:table-row>
          <table:table-cell>
            <text:p>x_minus_2</text:p>
          </table:table-cell>
          <table:table-cell office:value-type="float" office:value="-0.0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5:59</text:p>
          </table:table-cell>
          <table:table-cell office:value-type="float" office:value="0.0001845"/>
          <table:table-cell office:value-type="float" office:value="0.6900985"/>
          <table:table-cell office:value-type="float" office:value="0.6902831"/>
          <table:table-cell office:value-type="float" office:value="0.2472062"/>
          <table:table-cell office:value-type="float" office:value="0.037216"/>
          <table:table-cell office:value-type="float" office:value="10"/>
          <table:table-cell office:value-type="float" office:value="0.9306015968322754"/>
          <table:table-cell office:value-type="float" office:value="0.2746753990650177"/>
          <table:table-cell office:value-type="float" office:value="0.6559261977672577"/>
          <table:table-cell office:value-type="float" office:value="0.5587668657302857"/>
          <table:table-cell office:value-type="float" office:value="0.23778545943367535"/>
          <table:table-cell office:value-type="float" office:value="0.5920301675796509"/>
          <table:table-cell office:value-type="float" office:value="0.5255035638809205"/>
          <table:table-cell office:value-type="float" office:value="0.06652660369873042"/>
          <table:table-cell office:value-type="float" office:value="0.4822584"/>
          <table:table-cell office:value-type="float" office:value="0.3526"/>
          <table:table-cell office:value-type="float" office:value="0.50307"/>
          <table:table-cell office:value-type="float" office:value="0.7969662"/>
          <table:table-cell office:value-type="float" office:value="0.8252562"/>
          <table:table-cell office:value-type="float" office:value="0.0279046"/>
          <table:table-cell office:value-type="float" office:value="0.2746754"/>
          <table:table-cell office:value-type="float" office:value="0.3095008"/>
          <table:table-cell office:value-type="float" office:value="0.40057"/>
          <table:table-cell office:value-type="float" office:value="0.9306016"/>
          <table:table-cell office:value-type="float" office:value="0.71217"/>
          <table:table-cell office:value-type="float" office:value="-0.0171708"/>
          <table:table-cell office:value-type="float" office:value="0.6931986"/>
          <table:table-cell office:value-type="float" office:value="0.2472062"/>
          <table:table-cell office:value-type="float" office:value="0.0219017"/>
          <table:table-cell office:value-type="float" office:value="0.6931986"/>
          <table:table-cell office:value-type="float" office:value="0.2472062"/>
          <table:table-cell office:value-type="float" office:value="0.0281017"/>
          <table:table-cell office:value-type="float" office:value="0.6931985"/>
          <table:table-cell office:value-type="float" office:value="0.2472062"/>
          <table:table-cell office:value-type="float" office:value="0.0343017"/>
          <table:table-cell office:value-type="float" office:value="0.6931985"/>
          <table:table-cell office:value-type="float" office:value="0.2472062"/>
          <table:table-cell office:value-type="float" office:value="0.0405017"/>
          <table:table-cell office:value-type="float" office:value="0.6931985"/>
          <table:table-cell office:value-type="float" office:value="0.2472062"/>
          <table:table-cell office:value-type="float" office:value="0.0467017"/>
          <table:table-cell office:value-type="float" office:value="0.6931985"/>
          <table:table-cell office:value-type="float" office:value="0.2472062"/>
          <table:table-cell office:value-type="float" office:value="0.0529017"/>
          <table:table-cell office:value-type="float" office:value="0.6869986"/>
          <table:table-cell office:value-type="float" office:value="0.2472062"/>
          <table:table-cell office:value-type="float" office:value="0.0219017"/>
          <table:table-cell office:value-type="float" office:value="0.6869986"/>
          <table:table-cell office:value-type="float" office:value="0.2472062"/>
          <table:table-cell office:value-type="float" office:value="0.0281017"/>
          <table:table-cell office:value-type="float" office:value="0.6869985"/>
          <table:table-cell office:value-type="float" office:value="0.2472062"/>
          <table:table-cell office:value-type="float" office:value="0.0343017"/>
          <table:table-cell office:value-type="float" office:value="0.6869985"/>
          <table:table-cell office:value-type="float" office:value="0.2472062"/>
          <table:table-cell office:value-type="float" office:value="0.0405017"/>
          <table:table-cell office:value-type="float" office:value="0.6869985"/>
          <table:table-cell office:value-type="float" office:value="0.2472062"/>
          <table:table-cell office:value-type="float" office:value="0.0467017"/>
          <table:table-cell office:value-type="float" office:value="0.6869985"/>
          <table:table-cell office:value-type="float" office:value="0.2472062"/>
          <table:table-cell office:value-type="float" office:value="0.0529017"/>
        </table:table-row>
        <table:table-row>
          <table:table-cell>
            <text:p>x_minus_3</text:p>
          </table:table-cell>
          <table:table-cell office:value-type="float" office:value="-0.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6:12</text:p>
          </table:table-cell>
          <table:table-cell office:value-type="float" office:value="0.0009177"/>
          <table:table-cell office:value-type="float" office:value="0.6890938"/>
          <table:table-cell office:value-type="float" office:value="0.6900115"/>
          <table:table-cell office:value-type="float" office:value="0.2472063"/>
          <table:table-cell office:value-type="float" office:value="0.0362123"/>
          <table:table-cell office:value-type="float" office:value="10"/>
          <table:table-cell office:value-type="float" office:value="0.8793761730194092"/>
          <table:table-cell office:value-type="float" office:value="0.2406453937292099"/>
          <table:table-cell office:value-type="float" office:value="0.6387307792901993"/>
          <table:table-cell office:value-type="float" office:value="0.5206368580460549"/>
          <table:table-cell office:value-type="float" office:value="0.2287776382951685"/>
          <table:table-cell office:value-type="float" office:value="0.6747681617736816"/>
          <table:table-cell office:value-type="float" office:value="0.366505554318428"/>
          <table:table-cell office:value-type="float" office:value="0.3082626074552536"/>
          <table:table-cell office:value-type="float" office:value="0.5765584"/>
          <table:table-cell office:value-type="float" office:value="0.4551"/>
          <table:table-cell office:value-type="float" office:value="0.60065"/>
          <table:table-cell office:value-type="float" office:value="0.8793762"/>
          <table:table-cell office:value-type="float" office:value="0.8621562"/>
          <table:table-cell office:value-type="float" office:value="0.0299546"/>
          <table:table-cell office:value-type="float" office:value="0.2406454"/>
          <table:table-cell office:value-type="float" office:value="0.2861308"/>
          <table:table-cell office:value-type="float" office:value="0.30463"/>
          <table:table-cell office:value-type="float" office:value="0.6251516"/>
          <table:table-cell office:value-type="float" office:value="0.37597"/>
          <table:table-cell office:value-type="float" office:value="-0.0171708"/>
          <table:table-cell office:value-type="float" office:value="0.6921937"/>
          <table:table-cell office:value-type="float" office:value="0.2472063"/>
          <table:table-cell office:value-type="float" office:value="0.0219008"/>
          <table:table-cell office:value-type="float" office:value="0.6921937"/>
          <table:table-cell office:value-type="float" office:value="0.2472063"/>
          <table:table-cell office:value-type="float" office:value="0.0281008"/>
          <table:table-cell office:value-type="float" office:value="0.6921938"/>
          <table:table-cell office:value-type="float" office:value="0.2472063"/>
          <table:table-cell office:value-type="float" office:value="0.0343008"/>
          <table:table-cell office:value-type="float" office:value="0.6921938"/>
          <table:table-cell office:value-type="float" office:value="0.2472063"/>
          <table:table-cell office:value-type="float" office:value="0.0405008"/>
          <table:table-cell office:value-type="float" office:value="0.6921938"/>
          <table:table-cell office:value-type="float" office:value="0.2472063"/>
          <table:table-cell office:value-type="float" office:value="0.0467008"/>
          <table:table-cell office:value-type="float" office:value="0.6921938"/>
          <table:table-cell office:value-type="float" office:value="0.2472063"/>
          <table:table-cell office:value-type="float" office:value="0.0529008"/>
          <table:table-cell office:value-type="float" office:value="0.6859937"/>
          <table:table-cell office:value-type="float" office:value="0.2472063"/>
          <table:table-cell office:value-type="float" office:value="0.0219008"/>
          <table:table-cell office:value-type="float" office:value="0.6859937"/>
          <table:table-cell office:value-type="float" office:value="0.2472063"/>
          <table:table-cell office:value-type="float" office:value="0.0281008"/>
          <table:table-cell office:value-type="float" office:value="0.6859938"/>
          <table:table-cell office:value-type="float" office:value="0.2472063"/>
          <table:table-cell office:value-type="float" office:value="0.0343008"/>
          <table:table-cell office:value-type="float" office:value="0.6859938"/>
          <table:table-cell office:value-type="float" office:value="0.2472063"/>
          <table:table-cell office:value-type="float" office:value="0.0405008"/>
          <table:table-cell office:value-type="float" office:value="0.6859938"/>
          <table:table-cell office:value-type="float" office:value="0.2472063"/>
          <table:table-cell office:value-type="float" office:value="0.0467008"/>
          <table:table-cell office:value-type="float" office:value="0.6859938"/>
          <table:table-cell office:value-type="float" office:value="0.2472063"/>
          <table:table-cell office:value-type="float" office:value="0.0529008"/>
        </table:table-row>
        <table:table-row>
          <table:table-cell>
            <text:p>x_minus_4</text:p>
          </table:table-cell>
          <table:table-cell office:value-type="float" office:value="-0.0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6:24</text:p>
          </table:table-cell>
          <table:table-cell office:value-type="float" office:value="0.0015961"/>
          <table:table-cell office:value-type="float" office:value="0.6880934"/>
          <table:table-cell office:value-type="float" office:value="0.6896894"/>
          <table:table-cell office:value-type="float" office:value="0.247203"/>
          <table:table-cell office:value-type="float" office:value="0.0358816"/>
          <table:table-cell office:value-type="float" office:value="10"/>
          <table:table-cell office:value-type="float" office:value="0.9654762148857117"/>
          <table:table-cell office:value-type="float" office:value="0.1746353954076767"/>
          <table:table-cell office:value-type="float" office:value="0.790840819478035"/>
          <table:table-cell office:value-type="float" office:value="0.4831628531217575"/>
          <table:table-cell office:value-type="float" office:value="0.29810893667370936"/>
          <table:table-cell office:value-type="float" office:value="0.7319221496582031"/>
          <table:table-cell office:value-type="float" office:value="0.2344035565853119"/>
          <table:table-cell office:value-type="float" office:value="0.49751859307289126"/>
          <table:table-cell office:value-type="float" office:value="0.6298584"/>
          <table:table-cell office:value-type="float" office:value="0.50635"/>
          <table:table-cell office:value-type="float" office:value="0.65149"/>
          <table:table-cell office:value-type="float" office:value="0.9654762"/>
          <table:table-cell office:value-type="float" office:value="0.9064362"/>
          <table:table-cell office:value-type="float" office:value="0.0299546"/>
          <table:table-cell office:value-type="float" office:value="0.1746354"/>
          <table:table-cell office:value-type="float" office:value="0.2053608"/>
          <table:table-cell office:value-type="float" office:value="0.21361"/>
          <table:table-cell office:value-type="float" office:value="0.3824316"/>
          <table:table-cell office:value-type="float" office:value="0.19598"/>
          <table:table-cell office:value-type="float" office:value="-0.0167608"/>
          <table:table-cell office:value-type="float" office:value="0.6911934"/>
          <table:table-cell office:value-type="float" office:value="0.247203"/>
          <table:table-cell office:value-type="float" office:value="0.0219006"/>
          <table:table-cell office:value-type="float" office:value="0.6911934"/>
          <table:table-cell office:value-type="float" office:value="0.247203"/>
          <table:table-cell office:value-type="float" office:value="0.0281006"/>
          <table:table-cell office:value-type="float" office:value="0.6911934"/>
          <table:table-cell office:value-type="float" office:value="0.247203"/>
          <table:table-cell office:value-type="float" office:value="0.0343006"/>
          <table:table-cell office:value-type="float" office:value="0.6911934"/>
          <table:table-cell office:value-type="float" office:value="0.247203"/>
          <table:table-cell office:value-type="float" office:value="0.0405006"/>
          <table:table-cell office:value-type="float" office:value="0.6911934"/>
          <table:table-cell office:value-type="float" office:value="0.247203"/>
          <table:table-cell office:value-type="float" office:value="0.0467006"/>
          <table:table-cell office:value-type="float" office:value="0.6911934"/>
          <table:table-cell office:value-type="float" office:value="0.247203"/>
          <table:table-cell office:value-type="float" office:value="0.0529006"/>
          <table:table-cell office:value-type="float" office:value="0.6849934"/>
          <table:table-cell office:value-type="float" office:value="0.247203"/>
          <table:table-cell office:value-type="float" office:value="0.0219006"/>
          <table:table-cell office:value-type="float" office:value="0.6849934"/>
          <table:table-cell office:value-type="float" office:value="0.247203"/>
          <table:table-cell office:value-type="float" office:value="0.0281006"/>
          <table:table-cell office:value-type="float" office:value="0.6849934"/>
          <table:table-cell office:value-type="float" office:value="0.247203"/>
          <table:table-cell office:value-type="float" office:value="0.0343006"/>
          <table:table-cell office:value-type="float" office:value="0.6849934"/>
          <table:table-cell office:value-type="float" office:value="0.247203"/>
          <table:table-cell office:value-type="float" office:value="0.0405006"/>
          <table:table-cell office:value-type="float" office:value="0.6849934"/>
          <table:table-cell office:value-type="float" office:value="0.247203"/>
          <table:table-cell office:value-type="float" office:value="0.0467006"/>
          <table:table-cell office:value-type="float" office:value="0.6849934"/>
          <table:table-cell office:value-type="float" office:value="0.247203"/>
          <table:table-cell office:value-type="float" office:value="0.0529006"/>
        </table:table-row>
        <table:table-row>
          <table:table-cell>
            <text:p>x_minus_5</text:p>
          </table:table-cell>
          <table:table-cell office:value-type="float" office:value="-0.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6:37</text:p>
          </table:table-cell>
          <table:table-cell office:value-type="float" office:value="0.00209"/>
          <table:table-cell office:value-type="float" office:value="0.6870968"/>
          <table:table-cell office:value-type="float" office:value="0.6891868"/>
          <table:table-cell office:value-type="float" office:value="0.2472033"/>
          <table:table-cell office:value-type="float" office:value="0.0352845"/>
          <table:table-cell office:value-type="float" office:value="9"/>
          <table:table-cell office:value-type="float" office:value="0.994996190071106"/>
          <table:table-cell office:value-type="float" office:value="0.09060999751091003"/>
          <table:table-cell office:value-type="float" office:value="0.9043861925601959"/>
          <table:table-cell office:value-type="float" office:value="0.4501578569412231"/>
          <table:table-cell office:value-type="float" office:value="0.33125919735048587"/>
          <table:table-cell office:value-type="float" office:value="0.7384821534156799"/>
          <table:table-cell office:value-type="float" office:value="0.16183356046676636"/>
          <table:table-cell office:value-type="float" office:value="0.5766485929489136"/>
          <table:table-cell office:value-type="float" office:value="0.6442084"/>
          <table:table-cell office:value-type="float" office:value="0.52193"/>
          <table:table-cell office:value-type="float" office:value="0.66092"/>
          <table:table-cell office:value-type="float" office:value="0.9949962"/>
          <table:table-cell office:value-type="float" office:value="0.8703562"/>
          <table:table-cell office:value-type="float" office:value="0.0299546"/>
          <table:table-cell office:value-type="float" office:value="0.1483954"/>
          <table:table-cell office:value-type="float" office:value="0.1676408"/>
          <table:table-cell office:value-type="float" office:value="0.16318"/>
          <table:table-cell office:value-type="float" office:value="0.2393416"/>
          <table:table-cell office:value-type="float" office:value="0.09061"/>
          <table:table-cell office:value-type="float" office:value="-0.0159408"/>
          <table:table-cell office:value-type="float" office:value="0.6901969"/>
          <table:table-cell office:value-type="float" office:value="0.2472033"/>
          <table:table-cell office:value-type="float" office:value="0.0219002"/>
          <table:table-cell office:value-type="float" office:value="0.6901969"/>
          <table:table-cell office:value-type="float" office:value="0.2472033"/>
          <table:table-cell office:value-type="float" office:value="0.0281002"/>
          <table:table-cell office:value-type="float" office:value="0.6901968"/>
          <table:table-cell office:value-type="float" office:value="0.2472033"/>
          <table:table-cell office:value-type="float" office:value="0.0343002"/>
          <table:table-cell office:value-type="float" office:value="0.6901968"/>
          <table:table-cell office:value-type="float" office:value="0.2472033"/>
          <table:table-cell office:value-type="float" office:value="0.0405002"/>
          <table:table-cell office:value-type="float" office:value="0.6901968"/>
          <table:table-cell office:value-type="float" office:value="0.2472032"/>
          <table:table-cell office:value-type="float" office:value="0.0467002"/>
          <table:table-cell office:value-type="float" office:value="0.6901967"/>
          <table:table-cell office:value-type="float" office:value="0.2472032"/>
          <table:table-cell office:value-type="float" office:value="0.0529002"/>
          <table:table-cell office:value-type="float" office:value="0.6839969"/>
          <table:table-cell office:value-type="float" office:value="0.2472033"/>
          <table:table-cell office:value-type="float" office:value="0.0219002"/>
          <table:table-cell office:value-type="float" office:value="0.6839969"/>
          <table:table-cell office:value-type="float" office:value="0.2472033"/>
          <table:table-cell office:value-type="float" office:value="0.0281002"/>
          <table:table-cell office:value-type="float" office:value="0.6839968"/>
          <table:table-cell office:value-type="float" office:value="0.2472033"/>
          <table:table-cell office:value-type="float" office:value="0.0343002"/>
          <table:table-cell office:value-type="float" office:value="0.6839968"/>
          <table:table-cell office:value-type="float" office:value="0.2472032"/>
          <table:table-cell office:value-type="float" office:value="0.0405002"/>
          <table:table-cell office:value-type="float" office:value="0.6839968"/>
          <table:table-cell office:value-type="float" office:value="0.2472032"/>
          <table:table-cell office:value-type="float" office:value="0.0467002"/>
          <table:table-cell office:value-type="float" office:value="0.6839967"/>
          <table:table-cell office:value-type="float" office:value="0.2472032"/>
          <table:table-cell office:value-type="float" office:value="0.0529002"/>
        </table:table-row>
        <table:table-row>
          <table:table-cell>
            <text:p>x_minus_6</text:p>
          </table:table-cell>
          <table:table-cell office:value-type="float" office:value="-0.0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6:50</text:p>
          </table:table-cell>
          <table:table-cell office:value-type="float" office:value="0.0026939"/>
          <table:table-cell office:value-type="float" office:value="0.6860883"/>
          <table:table-cell office:value-type="float" office:value="0.6887822"/>
          <table:table-cell office:value-type="float" office:value="0.2472103"/>
          <table:table-cell office:value-type="float" office:value="0.0357218"/>
          <table:table-cell office:value-type="float" office:value="7"/>
          <table:table-cell office:value-type="float" office:value="1.0277961492538452"/>
          <table:table-cell office:value-type="float" office:value="0.021730000153183937"/>
          <table:table-cell office:value-type="float" office:value="1.0060661491006613"/>
          <table:table-cell office:value-type="float" office:value="0.418751853890717"/>
          <table:table-cell office:value-type="float" office:value="0.3672128873758532"/>
          <table:table-cell office:value-type="float" office:value="0.7448781490325928"/>
          <table:table-cell office:value-type="float" office:value="0.09262555874884129"/>
          <table:table-cell office:value-type="float" office:value="0.6522525902837515"/>
          <table:table-cell office:value-type="float" office:value="0.6868484"/>
          <table:table-cell office:value-type="float" office:value="0.53915"/>
          <table:table-cell office:value-type="float" office:value="0.64944"/>
          <table:table-cell office:value-type="float" office:value="1.0277961"/>
          <table:table-cell office:value-type="float" office:value="0.8211562"/>
          <table:table-cell office:value-type="float" office:value="0.0299546"/>
          <table:table-cell office:value-type="float" office:value="0.0955054"/>
          <table:table-cell office:value-type="float" office:value="0.0848208"/>
          <table:table-cell office:value-type="float" office:value="0.10414"/>
          <table:table-cell office:value-type="float" office:value="0.1569316"/>
          <table:table-cell office:value-type="float" office:value="0.02173"/>
          <table:table-cell office:value-type="float" office:value="-0.0155308"/>
          <table:table-cell office:value-type="float" office:value="0.6891883"/>
          <table:table-cell office:value-type="float" office:value="0.2472103"/>
          <table:table-cell office:value-type="float" office:value="0.0218997"/>
          <table:table-cell office:value-type="float" office:value="0.6891883"/>
          <table:table-cell office:value-type="float" office:value="0.2472103"/>
          <table:table-cell office:value-type="float" office:value="0.0280997"/>
          <table:table-cell office:value-type="float" office:value="0.6891883"/>
          <table:table-cell office:value-type="float" office:value="0.2472103"/>
          <table:table-cell office:value-type="float" office:value="0.0342997"/>
          <table:table-cell office:value-type="float" office:value="0.6891883"/>
          <table:table-cell office:value-type="float" office:value="0.2472103"/>
          <table:table-cell office:value-type="float" office:value="0.0404997"/>
          <table:table-cell office:value-type="float" office:value="0.6891883"/>
          <table:table-cell office:value-type="float" office:value="0.2472103"/>
          <table:table-cell office:value-type="float" office:value="0.0466997"/>
          <table:table-cell office:value-type="float" office:value="0.6891883"/>
          <table:table-cell office:value-type="float" office:value="0.2472103"/>
          <table:table-cell office:value-type="float" office:value="0.0528997"/>
          <table:table-cell office:value-type="float" office:value="0.6829883"/>
          <table:table-cell office:value-type="float" office:value="0.2472103"/>
          <table:table-cell office:value-type="float" office:value="0.0218997"/>
          <table:table-cell office:value-type="float" office:value="0.6829883"/>
          <table:table-cell office:value-type="float" office:value="0.2472103"/>
          <table:table-cell office:value-type="float" office:value="0.0280997"/>
          <table:table-cell office:value-type="float" office:value="0.6829883"/>
          <table:table-cell office:value-type="float" office:value="0.2472103"/>
          <table:table-cell office:value-type="float" office:value="0.0342997"/>
          <table:table-cell office:value-type="float" office:value="0.6829883"/>
          <table:table-cell office:value-type="float" office:value="0.2472103"/>
          <table:table-cell office:value-type="float" office:value="0.0404997"/>
          <table:table-cell office:value-type="float" office:value="0.6829883"/>
          <table:table-cell office:value-type="float" office:value="0.2472103"/>
          <table:table-cell office:value-type="float" office:value="0.0466997"/>
          <table:table-cell office:value-type="float" office:value="0.6829883"/>
          <table:table-cell office:value-type="float" office:value="0.2472103"/>
          <table:table-cell office:value-type="float" office:value="0.0528997"/>
        </table:table-row>
        <table:table-row>
          <table:table-cell>
            <text:p>x_minus_7</text:p>
          </table:table-cell>
          <table:table-cell office:value-type="float" office:value="-0.0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7:03</text:p>
          </table:table-cell>
          <table:table-cell office:value-type="float" office:value="0.0029159"/>
          <table:table-cell office:value-type="float" office:value="0.6850996"/>
          <table:table-cell office:value-type="float" office:value="0.6880155"/>
          <table:table-cell office:value-type="float" office:value="0.2472034"/>
          <table:table-cell office:value-type="float" office:value="0.0353761"/>
          <table:table-cell office:value-type="float" office:value="6"/>
          <table:table-cell office:value-type="float" office:value="1.0392762422561646"/>
          <table:table-cell office:value-type="float" office:value="-0.007790000177919865"/>
          <table:table-cell office:value-type="float" office:value="1.0470662424340844"/>
          <table:table-cell office:value-type="float" office:value="0.4054678685031831"/>
          <table:table-cell office:value-type="float" office:value="0.38790280314997727"/>
          <table:table-cell office:value-type="float" office:value="0.7550461769104004"/>
          <table:table-cell office:value-type="float" office:value="0.055889560095965865"/>
          <table:table-cell office:value-type="float" office:value="0.6991566168144345"/>
          <table:table-cell office:value-type="float" office:value="0.7274384"/>
          <table:table-cell office:value-type="float" office:value="0.56949"/>
          <table:table-cell office:value-type="float" office:value="0.66666"/>
          <table:table-cell office:value-type="float" office:value="1.0392762"/>
          <table:table-cell office:value-type="float" office:value="0.7723662"/>
          <table:table-cell office:value-type="float" office:value="0.0303646"/>
          <table:table-cell office:value-type="float" office:value="0.0700854"/>
          <table:table-cell office:value-type="float" office:value="0.0405408"/>
          <table:table-cell office:value-type="float" office:value="0.06109"/>
          <table:table-cell office:value-type="float" office:value="0.1155216"/>
          <table:table-cell office:value-type="float" office:value="-0.00779"/>
          <table:table-cell office:value-type="float" office:value="-0.0163508"/>
          <table:table-cell office:value-type="float" office:value="0.6881995"/>
          <table:table-cell office:value-type="float" office:value="0.2472034"/>
          <table:table-cell office:value-type="float" office:value="0.0219003"/>
          <table:table-cell office:value-type="float" office:value="0.6881996"/>
          <table:table-cell office:value-type="float" office:value="0.2472034"/>
          <table:table-cell office:value-type="float" office:value="0.0281003"/>
          <table:table-cell office:value-type="float" office:value="0.6881996"/>
          <table:table-cell office:value-type="float" office:value="0.2472034"/>
          <table:table-cell office:value-type="float" office:value="0.0343003"/>
          <table:table-cell office:value-type="float" office:value="0.6881996"/>
          <table:table-cell office:value-type="float" office:value="0.2472033"/>
          <table:table-cell office:value-type="float" office:value="0.0405003"/>
          <table:table-cell office:value-type="float" office:value="0.6881997"/>
          <table:table-cell office:value-type="float" office:value="0.2472033"/>
          <table:table-cell office:value-type="float" office:value="0.0467003"/>
          <table:table-cell office:value-type="float" office:value="0.6881997"/>
          <table:table-cell office:value-type="float" office:value="0.2472032"/>
          <table:table-cell office:value-type="float" office:value="0.0529003"/>
          <table:table-cell office:value-type="float" office:value="0.6819995"/>
          <table:table-cell office:value-type="float" office:value="0.2472034"/>
          <table:table-cell office:value-type="float" office:value="0.0219003"/>
          <table:table-cell office:value-type="float" office:value="0.6819996"/>
          <table:table-cell office:value-type="float" office:value="0.2472034"/>
          <table:table-cell office:value-type="float" office:value="0.0281003"/>
          <table:table-cell office:value-type="float" office:value="0.6819996"/>
          <table:table-cell office:value-type="float" office:value="0.2472033"/>
          <table:table-cell office:value-type="float" office:value="0.0343003"/>
          <table:table-cell office:value-type="float" office:value="0.6819996"/>
          <table:table-cell office:value-type="float" office:value="0.2472033"/>
          <table:table-cell office:value-type="float" office:value="0.0405003"/>
          <table:table-cell office:value-type="float" office:value="0.6819997"/>
          <table:table-cell office:value-type="float" office:value="0.2472032"/>
          <table:table-cell office:value-type="float" office:value="0.0467003"/>
          <table:table-cell office:value-type="float" office:value="0.6819997"/>
          <table:table-cell office:value-type="float" office:value="0.2472032"/>
          <table:table-cell office:value-type="float" office:value="0.0529003"/>
        </table:table-row>
        <table:table-row>
          <table:table-cell>
            <text:p>x_minus_8</text:p>
          </table:table-cell>
          <table:table-cell office:value-type="float" office:value="-0.0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7:16</text:p>
          </table:table-cell>
          <table:table-cell office:value-type="float" office:value="0.0031"/>
          <table:table-cell office:value-type="float" office:value="0.684097"/>
          <table:table-cell office:value-type="float" office:value="0.687197"/>
          <table:table-cell office:value-type="float" office:value="0.2472071"/>
          <table:table-cell office:value-type="float" office:value="0.0348585"/>
          <table:table-cell office:value-type="float" office:value="5"/>
          <table:table-cell office:value-type="float" office:value="1.03230619430542"/>
          <table:table-cell office:value-type="float" office:value="-0.05739999935030937"/>
          <table:table-cell office:value-type="float" office:value="1.0897061936557293"/>
          <table:table-cell office:value-type="float" office:value="0.3627048667985946"/>
          <table:table-cell office:value-type="float" office:value="0.4046097428941841"/>
          <table:table-cell office:value-type="float" office:value="0.7285601735115051"/>
          <table:table-cell office:value-type="float" office:value="-0.003150439914315939"/>
          <table:table-cell office:value-type="float" office:value="0.7317106134258211"/>
          <table:table-cell office:value-type="float" office:value="0.7253884"/>
          <table:table-cell office:value-type="float" office:value="0.56457"/>
          <table:table-cell office:value-type="float" office:value="0.66584"/>
          <table:table-cell office:value-type="float" office:value="1.0323062"/>
          <table:table-cell office:value-type="float" office:value="0.6546962"/>
          <table:table-cell office:value-type="float" office:value="0.0311846"/>
          <table:table-cell office:value-type="float" office:value="0.0303154"/>
          <table:table-cell office:value-type="float" office:value="-0.0238292"/>
          <table:table-cell office:value-type="float" office:value="-0.00451"/>
          <table:table-cell office:value-type="float" office:value="0.0396716"/>
          <table:table-cell office:value-type="float" office:value="-0.0574"/>
          <table:table-cell office:value-type="float" office:value="-0.0163508"/>
          <table:table-cell office:value-type="float" office:value="0.6871969"/>
          <table:table-cell office:value-type="float" office:value="0.2472071"/>
          <table:table-cell office:value-type="float" office:value="0.021903"/>
          <table:table-cell office:value-type="float" office:value="0.6871969"/>
          <table:table-cell office:value-type="float" office:value="0.2472071"/>
          <table:table-cell office:value-type="float" office:value="0.028103"/>
          <table:table-cell office:value-type="float" office:value="0.687197"/>
          <table:table-cell office:value-type="float" office:value="0.2472071"/>
          <table:table-cell office:value-type="float" office:value="0.034303"/>
          <table:table-cell office:value-type="float" office:value="0.687197"/>
          <table:table-cell office:value-type="float" office:value="0.2472071"/>
          <table:table-cell office:value-type="float" office:value="0.040503"/>
          <table:table-cell office:value-type="float" office:value="0.687197"/>
          <table:table-cell office:value-type="float" office:value="0.2472071"/>
          <table:table-cell office:value-type="float" office:value="0.046703"/>
          <table:table-cell office:value-type="float" office:value="0.687197"/>
          <table:table-cell office:value-type="float" office:value="0.2472072"/>
          <table:table-cell office:value-type="float" office:value="0.052903"/>
          <table:table-cell office:value-type="float" office:value="0.6809969"/>
          <table:table-cell office:value-type="float" office:value="0.2472071"/>
          <table:table-cell office:value-type="float" office:value="0.021903"/>
          <table:table-cell office:value-type="float" office:value="0.6809969"/>
          <table:table-cell office:value-type="float" office:value="0.2472071"/>
          <table:table-cell office:value-type="float" office:value="0.028103"/>
          <table:table-cell office:value-type="float" office:value="0.680997"/>
          <table:table-cell office:value-type="float" office:value="0.2472071"/>
          <table:table-cell office:value-type="float" office:value="0.034303"/>
          <table:table-cell office:value-type="float" office:value="0.680997"/>
          <table:table-cell office:value-type="float" office:value="0.2472071"/>
          <table:table-cell office:value-type="float" office:value="0.040503"/>
          <table:table-cell office:value-type="float" office:value="0.680997"/>
          <table:table-cell office:value-type="float" office:value="0.2472071"/>
          <table:table-cell office:value-type="float" office:value="0.046703"/>
          <table:table-cell office:value-type="float" office:value="0.680997"/>
          <table:table-cell office:value-type="float" office:value="0.2472072"/>
          <table:table-cell office:value-type="float" office:value="0.052903"/>
        </table:table-row>
        <table:table-row>
          <table:table-cell>
            <text:p>x_minus_9</text:p>
          </table:table-cell>
          <table:table-cell office:value-type="float" office:value="-0.0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7:28</text:p>
          </table:table-cell>
          <table:table-cell office:value-type="float" office:value="0.0031"/>
          <table:table-cell office:value-type="float" office:value="0.6830934"/>
          <table:table-cell office:value-type="float" office:value="0.6861934"/>
          <table:table-cell office:value-type="float" office:value="0.2472116"/>
          <table:table-cell office:value-type="float" office:value="0.0333794"/>
          <table:table-cell office:value-type="float" office:value="5"/>
          <table:table-cell office:value-type="float" office:value="0.7461261749267578"/>
          <table:table-cell office:value-type="float" office:value="-0.10905999690294266"/>
          <table:table-cell office:value-type="float" office:value="0.8551861718297005"/>
          <table:table-cell office:value-type="float" office:value="0.25216886224225166"/>
          <table:table-cell office:value-type="float" office:value="0.34377584415570006"/>
          <table:table-cell office:value-type="float" office:value="0.5619361639022827"/>
          <table:table-cell office:value-type="float" office:value="-0.057598439417779444"/>
          <table:table-cell office:value-type="float" office:value="0.6195346033200622"/>
          <table:table-cell office:value-type="float" office:value="0.6704484"/>
          <table:table-cell office:value-type="float" office:value="0.50717"/>
          <table:table-cell office:value-type="float" office:value="0.54407"/>
          <table:table-cell office:value-type="float" office:value="0.7461262"/>
          <table:table-cell office:value-type="float" office:value="0.3418662"/>
          <table:table-cell office:value-type="float" office:value="0.0315946"/>
          <table:table-cell office:value-type="float" office:value="0.0028454"/>
          <table:table-cell office:value-type="float" office:value="-0.0738492"/>
          <table:table-cell office:value-type="float" office:value="-0.05822"/>
          <table:table-cell office:value-type="float" office:value="-0.0497084"/>
          <table:table-cell office:value-type="float" office:value="-0.10906"/>
          <table:table-cell office:value-type="float" office:value="-0.0151208"/>
          <table:table-cell office:value-type="float" office:value="0.6861934"/>
          <table:table-cell office:value-type="float" office:value="0.2472116"/>
          <table:table-cell office:value-type="float" office:value="0.0219023"/>
          <table:table-cell office:value-type="float" office:value="0.6861934"/>
          <table:table-cell office:value-type="float" office:value="0.2472116"/>
          <table:table-cell office:value-type="float" office:value="0.0281023"/>
          <table:table-cell office:value-type="float" office:value="0.6861934"/>
          <table:table-cell office:value-type="float" office:value="0.2472116"/>
          <table:table-cell office:value-type="float" office:value="0.0343023"/>
          <table:table-cell office:value-type="float" office:value="0.6861934"/>
          <table:table-cell office:value-type="float" office:value="0.2472116"/>
          <table:table-cell office:value-type="float" office:value="0.0405023"/>
          <table:table-cell office:value-type="float" office:value="0.6861935"/>
          <table:table-cell office:value-type="float" office:value="0.2472116"/>
          <table:table-cell office:value-type="float" office:value="0.0467023"/>
          <table:table-cell office:value-type="float" office:value="0.6861935"/>
          <table:table-cell office:value-type="float" office:value="0.2472116"/>
          <table:table-cell office:value-type="float" office:value="0.0529023"/>
          <table:table-cell office:value-type="float" office:value="0.6799934"/>
          <table:table-cell office:value-type="float" office:value="0.2472116"/>
          <table:table-cell office:value-type="float" office:value="0.0219023"/>
          <table:table-cell office:value-type="float" office:value="0.6799934"/>
          <table:table-cell office:value-type="float" office:value="0.2472116"/>
          <table:table-cell office:value-type="float" office:value="0.0281023"/>
          <table:table-cell office:value-type="float" office:value="0.6799934"/>
          <table:table-cell office:value-type="float" office:value="0.2472116"/>
          <table:table-cell office:value-type="float" office:value="0.0343023"/>
          <table:table-cell office:value-type="float" office:value="0.6799934"/>
          <table:table-cell office:value-type="float" office:value="0.2472116"/>
          <table:table-cell office:value-type="float" office:value="0.0405023"/>
          <table:table-cell office:value-type="float" office:value="0.6799935"/>
          <table:table-cell office:value-type="float" office:value="0.2472116"/>
          <table:table-cell office:value-type="float" office:value="0.0467023"/>
          <table:table-cell office:value-type="float" office:value="0.6799935"/>
          <table:table-cell office:value-type="float" office:value="0.2472116"/>
          <table:table-cell office:value-type="float" office:value="0.0529023"/>
        </table:table-row>
        <table:table-row>
          <table:table-cell>
            <text:p>x_minus_10</text:p>
          </table:table-cell>
          <table:table-cell office:value-type="float" office:value="-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7:41</text:p>
          </table:table-cell>
          <table:table-cell office:value-type="float" office:value="0.0031"/>
          <table:table-cell office:value-type="float" office:value="0.6820973"/>
          <table:table-cell office:value-type="float" office:value="0.6851973"/>
          <table:table-cell office:value-type="float" office:value="0.2472052"/>
          <table:table-cell office:value-type="float" office:value="0.0326507"/>
          <table:table-cell office:value-type="float" office:value="5"/>
          <table:table-cell office:value-type="float" office:value="0.556878387928009"/>
          <table:table-cell office:value-type="float" office:value="-0.12341000139713287"/>
          <table:table-cell office:value-type="float" office:value="0.6802883893251419"/>
          <table:table-cell office:value-type="float" office:value="0.1780818562954664"/>
          <table:table-cell office:value-type="float" office:value="0.2895960792023066"/>
          <table:table-cell office:value-type="float" office:value="0.43729615211486816"/>
          <table:table-cell office:value-type="float" office:value="-0.08113243952393531"/>
          <table:table-cell office:value-type="float" office:value="0.5184285916388035"/>
          <table:table-cell office:value-type="float" office:value="0.5568784"/>
          <table:table-cell office:value-type="float" office:value="0.42886"/>
          <table:table-cell office:value-type="float" office:value="0.44895"/>
          <table:table-cell office:value-type="float" office:value="0.5419462"/>
          <table:table-cell office:value-type="float" office:value="0.2098462"/>
          <table:table-cell office:value-type="float" office:value="0.0307746"/>
          <table:table-cell office:value-type="float" office:value="-0.0225746"/>
          <table:table-cell office:value-type="float" office:value="-0.1021392"/>
          <table:table-cell office:value-type="float" office:value="-0.08118"/>
          <table:table-cell office:value-type="float" office:value="-0.0763584"/>
          <table:table-cell office:value-type="float" office:value="-0.12341"/>
          <table:table-cell office:value-type="float" office:value="-0.0159408"/>
          <table:table-cell office:value-type="float" office:value="0.6851973"/>
          <table:table-cell office:value-type="float" office:value="0.2472051"/>
          <table:table-cell office:value-type="float" office:value="0.0218981"/>
          <table:table-cell office:value-type="float" office:value="0.6851973"/>
          <table:table-cell office:value-type="float" office:value="0.2472051"/>
          <table:table-cell office:value-type="float" office:value="0.0280981"/>
          <table:table-cell office:value-type="float" office:value="0.6851973"/>
          <table:table-cell office:value-type="float" office:value="0.2472052"/>
          <table:table-cell office:value-type="float" office:value="0.0342981"/>
          <table:table-cell office:value-type="float" office:value="0.6851972"/>
          <table:table-cell office:value-type="float" office:value="0.2472052"/>
          <table:table-cell office:value-type="float" office:value="0.0404981"/>
          <table:table-cell office:value-type="float" office:value="0.6851972"/>
          <table:table-cell office:value-type="float" office:value="0.2472053"/>
          <table:table-cell office:value-type="float" office:value="0.0466981"/>
          <table:table-cell office:value-type="float" office:value="0.6851972"/>
          <table:table-cell office:value-type="float" office:value="0.2472053"/>
          <table:table-cell office:value-type="float" office:value="0.0528981"/>
          <table:table-cell office:value-type="float" office:value="0.6789973"/>
          <table:table-cell office:value-type="float" office:value="0.2472051"/>
          <table:table-cell office:value-type="float" office:value="0.0218981"/>
          <table:table-cell office:value-type="float" office:value="0.6789973"/>
          <table:table-cell office:value-type="float" office:value="0.2472051"/>
          <table:table-cell office:value-type="float" office:value="0.0280981"/>
          <table:table-cell office:value-type="float" office:value="0.6789973"/>
          <table:table-cell office:value-type="float" office:value="0.2472051"/>
          <table:table-cell office:value-type="float" office:value="0.0342981"/>
          <table:table-cell office:value-type="float" office:value="0.6789972"/>
          <table:table-cell office:value-type="float" office:value="0.2472052"/>
          <table:table-cell office:value-type="float" office:value="0.0404981"/>
          <table:table-cell office:value-type="float" office:value="0.6789972"/>
          <table:table-cell office:value-type="float" office:value="0.2472052"/>
          <table:table-cell office:value-type="float" office:value="0.0466981"/>
          <table:table-cell office:value-type="float" office:value="0.6789972"/>
          <table:table-cell office:value-type="float" office:value="0.2472053"/>
          <table:table-cell office:value-type="float" office:value="0.0528981"/>
        </table:table-row>
        <table:table-row>
          <table:table-cell>
            <text:p>y_plus_1</text:p>
          </table:table-cell>
          <table:table-cell office:value-type="float" office:value="0.0"/>
          <table:table-cell office:value-type="float" office:value="0.0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7:54</text:p>
          </table:table-cell>
          <table:table-cell office:value-type="float" office:value="7.89e-05"/>
          <table:table-cell office:value-type="float" office:value="0.6920778"/>
          <table:table-cell office:value-type="float" office:value="0.6921566"/>
          <table:table-cell office:value-type="float" office:value="0.2481993"/>
          <table:table-cell office:value-type="float" office:value="0.0374363"/>
          <table:table-cell office:value-type="float" office:value="10"/>
          <table:table-cell office:value-type="float" office:value="0.91593998670578"/>
          <table:table-cell office:value-type="float" office:value="0.28943538665771484"/>
          <table:table-cell office:value-type="float" office:value="0.6265046000480652"/>
          <table:table-cell office:value-type="float" office:value="0.5711078494787216"/>
          <table:table-cell office:value-type="float" office:value="0.24582325347743825"/>
          <table:table-cell office:value-type="float" office:value="0.5856341481208801"/>
          <table:table-cell office:value-type="float" office:value="0.5565815508365631"/>
          <table:table-cell office:value-type="float" office:value="0.029052597284316972"/>
          <table:table-cell office:value-type="float" office:value="0.4904584"/>
          <table:table-cell office:value-type="float" office:value="0.37023"/>
          <table:table-cell office:value-type="float" office:value="0.48872"/>
          <table:table-cell office:value-type="float" office:value="0.7485862"/>
          <table:table-cell office:value-type="float" office:value="0.8301762"/>
          <table:table-cell office:value-type="float" office:value="0.0307746"/>
          <table:table-cell office:value-type="float" office:value="0.2894354"/>
          <table:table-cell office:value-type="float" office:value="0.3131908"/>
          <table:table-cell office:value-type="float" office:value="0.38786"/>
          <table:table-cell office:value-type="float" office:value="0.8764816"/>
          <table:table-cell office:value-type="float" office:value="0.91594"/>
          <table:table-cell office:value-type="float" office:value="-0.0151208"/>
          <table:table-cell office:value-type="float" office:value="0.6951777"/>
          <table:table-cell office:value-type="float" office:value="0.2481993"/>
          <table:table-cell office:value-type="float" office:value="0.0219161"/>
          <table:table-cell office:value-type="float" office:value="0.6951777"/>
          <table:table-cell office:value-type="float" office:value="0.2481993"/>
          <table:table-cell office:value-type="float" office:value="0.0281161"/>
          <table:table-cell office:value-type="float" office:value="0.6951778"/>
          <table:table-cell office:value-type="float" office:value="0.2481993"/>
          <table:table-cell office:value-type="float" office:value="0.0343161"/>
          <table:table-cell office:value-type="float" office:value="0.6951778"/>
          <table:table-cell office:value-type="float" office:value="0.2481993"/>
          <table:table-cell office:value-type="float" office:value="0.0405161"/>
          <table:table-cell office:value-type="float" office:value="0.6951778"/>
          <table:table-cell office:value-type="float" office:value="0.2481993"/>
          <table:table-cell office:value-type="float" office:value="0.0467161"/>
          <table:table-cell office:value-type="float" office:value="0.6951778"/>
          <table:table-cell office:value-type="float" office:value="0.2481993"/>
          <table:table-cell office:value-type="float" office:value="0.0529161"/>
          <table:table-cell office:value-type="float" office:value="0.6889777"/>
          <table:table-cell office:value-type="float" office:value="0.2481993"/>
          <table:table-cell office:value-type="float" office:value="0.0219161"/>
          <table:table-cell office:value-type="float" office:value="0.6889777"/>
          <table:table-cell office:value-type="float" office:value="0.2481993"/>
          <table:table-cell office:value-type="float" office:value="0.0281161"/>
          <table:table-cell office:value-type="float" office:value="0.6889778"/>
          <table:table-cell office:value-type="float" office:value="0.2481993"/>
          <table:table-cell office:value-type="float" office:value="0.0343161"/>
          <table:table-cell office:value-type="float" office:value="0.6889778"/>
          <table:table-cell office:value-type="float" office:value="0.2481993"/>
          <table:table-cell office:value-type="float" office:value="0.0405161"/>
          <table:table-cell office:value-type="float" office:value="0.6889778"/>
          <table:table-cell office:value-type="float" office:value="0.2481993"/>
          <table:table-cell office:value-type="float" office:value="0.0467161"/>
          <table:table-cell office:value-type="float" office:value="0.6889778"/>
          <table:table-cell office:value-type="float" office:value="0.2481993"/>
          <table:table-cell office:value-type="float" office:value="0.0529161"/>
        </table:table-row>
        <table:table-row>
          <table:table-cell>
            <text:p>y_plus_2</text:p>
          </table:table-cell>
          <table:table-cell office:value-type="float" office:value="0.0"/>
          <table:table-cell office:value-type="float" office:value="0.0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8:07</text:p>
          </table:table-cell>
          <table:table-cell office:value-type="float" office:value="3.85e-05"/>
          <table:table-cell office:value-type="float" office:value="0.6920962"/>
          <table:table-cell office:value-type="float" office:value="0.6921347"/>
          <table:table-cell office:value-type="float" office:value="0.2492023"/>
          <table:table-cell office:value-type="float" office:value="0.0373884"/>
          <table:table-cell office:value-type="float" office:value="10"/>
          <table:table-cell office:value-type="float" office:value="0.9635000228881836"/>
          <table:table-cell office:value-type="float" office:value="0.3160853981971741"/>
          <table:table-cell office:value-type="float" office:value="0.6474146246910095"/>
          <table:table-cell office:value-type="float" office:value="0.5820138663053512"/>
          <table:table-cell office:value-type="float" office:value="0.2480007499074728"/>
          <table:table-cell office:value-type="float" office:value="0.5892421722412109"/>
          <table:table-cell office:value-type="float" office:value="0.5747855603694916"/>
          <table:table-cell office:value-type="float" office:value="0.014456611871719316"/>
          <table:table-cell office:value-type="float" office:value="0.5068584"/>
          <table:table-cell office:value-type="float" office:value="0.37187"/>
          <table:table-cell office:value-type="float" office:value="0.47847"/>
          <table:table-cell office:value-type="float" office:value="0.7219362"/>
          <table:table-cell office:value-type="float" office:value="0.8670762"/>
          <table:table-cell office:value-type="float" office:value="0.0307746"/>
          <table:table-cell office:value-type="float" office:value="0.3160854"/>
          <table:table-cell office:value-type="float" office:value="0.3320508"/>
          <table:table-cell office:value-type="float" office:value="0.39811"/>
          <table:table-cell office:value-type="float" office:value="0.8641816"/>
          <table:table-cell office:value-type="float" office:value="0.9635"/>
          <table:table-cell office:value-type="float" office:value="-0.0138908"/>
          <table:table-cell office:value-type="float" office:value="0.6951962"/>
          <table:table-cell office:value-type="float" office:value="0.2492023"/>
          <table:table-cell office:value-type="float" office:value="0.0219018"/>
          <table:table-cell office:value-type="float" office:value="0.6951962"/>
          <table:table-cell office:value-type="float" office:value="0.2492023"/>
          <table:table-cell office:value-type="float" office:value="0.0281018"/>
          <table:table-cell office:value-type="float" office:value="0.6951962"/>
          <table:table-cell office:value-type="float" office:value="0.2492023"/>
          <table:table-cell office:value-type="float" office:value="0.0343018"/>
          <table:table-cell office:value-type="float" office:value="0.6951962"/>
          <table:table-cell office:value-type="float" office:value="0.2492024"/>
          <table:table-cell office:value-type="float" office:value="0.0405018"/>
          <table:table-cell office:value-type="float" office:value="0.6951962"/>
          <table:table-cell office:value-type="float" office:value="0.2492024"/>
          <table:table-cell office:value-type="float" office:value="0.0467018"/>
          <table:table-cell office:value-type="float" office:value="0.6951962"/>
          <table:table-cell office:value-type="float" office:value="0.2492024"/>
          <table:table-cell office:value-type="float" office:value="0.0529018"/>
          <table:table-cell office:value-type="float" office:value="0.6889962"/>
          <table:table-cell office:value-type="float" office:value="0.2492023"/>
          <table:table-cell office:value-type="float" office:value="0.0219018"/>
          <table:table-cell office:value-type="float" office:value="0.6889962"/>
          <table:table-cell office:value-type="float" office:value="0.2492023"/>
          <table:table-cell office:value-type="float" office:value="0.0281018"/>
          <table:table-cell office:value-type="float" office:value="0.6889962"/>
          <table:table-cell office:value-type="float" office:value="0.2492023"/>
          <table:table-cell office:value-type="float" office:value="0.0343018"/>
          <table:table-cell office:value-type="float" office:value="0.6889962"/>
          <table:table-cell office:value-type="float" office:value="0.2492023"/>
          <table:table-cell office:value-type="float" office:value="0.0405018"/>
          <table:table-cell office:value-type="float" office:value="0.6889962"/>
          <table:table-cell office:value-type="float" office:value="0.2492024"/>
          <table:table-cell office:value-type="float" office:value="0.0467018"/>
          <table:table-cell office:value-type="float" office:value="0.6889962"/>
          <table:table-cell office:value-type="float" office:value="0.2492024"/>
          <table:table-cell office:value-type="float" office:value="0.0529018"/>
        </table:table-row>
        <table:table-row>
          <table:table-cell>
            <text:p>y_plus_3</text:p>
          </table:table-cell>
          <table:table-cell office:value-type="float" office:value="0.0"/>
          <table:table-cell office:value-type="float" office:value="0.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8:20</text:p>
          </table:table-cell>
          <table:table-cell office:value-type="float" office:value="2.88e-05"/>
          <table:table-cell office:value-type="float" office:value="0.692093"/>
          <table:table-cell office:value-type="float" office:value="0.6921218"/>
          <table:table-cell office:value-type="float" office:value="0.2502026"/>
          <table:table-cell office:value-type="float" office:value="0.0367386"/>
          <table:table-cell office:value-type="float" office:value="10"/>
          <table:table-cell office:value-type="float" office:value="0.8421400189399719"/>
          <table:table-cell office:value-type="float" office:value="0.3558307886123657"/>
          <table:table-cell office:value-type="float" office:value="0.4863092303276062"/>
          <table:table-cell office:value-type="float" office:value="0.5656138688325882"/>
          <table:table-cell office:value-type="float" office:value="0.20136346043397824"/>
          <table:table-cell office:value-type="float" office:value="0.5708741664886474"/>
          <table:table-cell office:value-type="float" office:value="0.560353571176529"/>
          <table:table-cell office:value-type="float" office:value="0.010520595312118464"/>
          <table:table-cell office:value-type="float" office:value="0.5392484"/>
          <table:table-cell office:value-type="float" office:value="0.3772"/>
          <table:table-cell office:value-type="float" office:value="0.47806"/>
          <table:table-cell office:value-type="float" office:value="0.6940562"/>
          <table:table-cell office:value-type="float" office:value="0.7658062"/>
          <table:table-cell office:value-type="float" office:value="0.0328246"/>
          <table:table-cell office:value-type="float" office:value="0.3570854"/>
          <table:table-cell office:value-type="float" office:value="0.3558308"/>
          <table:table-cell office:value-type="float" office:value="0.40672"/>
          <table:table-cell office:value-type="float" office:value="0.8399916"/>
          <table:table-cell office:value-type="float" office:value="0.84214"/>
          <table:table-cell office:value-type="float" office:value="-0.0130708"/>
          <table:table-cell office:value-type="float" office:value="0.6951929"/>
          <table:table-cell office:value-type="float" office:value="0.2502025"/>
          <table:table-cell office:value-type="float" office:value="0.0219005"/>
          <table:table-cell office:value-type="float" office:value="0.6951929"/>
          <table:table-cell office:value-type="float" office:value="0.2502025"/>
          <table:table-cell office:value-type="float" office:value="0.0281005"/>
          <table:table-cell office:value-type="float" office:value="0.695193"/>
          <table:table-cell office:value-type="float" office:value="0.2502026"/>
          <table:table-cell office:value-type="float" office:value="0.0343005"/>
          <table:table-cell office:value-type="float" office:value="0.695193"/>
          <table:table-cell office:value-type="float" office:value="0.2502026"/>
          <table:table-cell office:value-type="float" office:value="0.0405005"/>
          <table:table-cell office:value-type="float" office:value="0.695193"/>
          <table:table-cell office:value-type="float" office:value="0.2502026"/>
          <table:table-cell office:value-type="float" office:value="0.0467005"/>
          <table:table-cell office:value-type="float" office:value="0.695193"/>
          <table:table-cell office:value-type="float" office:value="0.2502026"/>
          <table:table-cell office:value-type="float" office:value="0.0529005"/>
          <table:table-cell office:value-type="float" office:value="0.6889929"/>
          <table:table-cell office:value-type="float" office:value="0.2502025"/>
          <table:table-cell office:value-type="float" office:value="0.0219005"/>
          <table:table-cell office:value-type="float" office:value="0.6889929"/>
          <table:table-cell office:value-type="float" office:value="0.2502025"/>
          <table:table-cell office:value-type="float" office:value="0.0281005"/>
          <table:table-cell office:value-type="float" office:value="0.688993"/>
          <table:table-cell office:value-type="float" office:value="0.2502025"/>
          <table:table-cell office:value-type="float" office:value="0.0343005"/>
          <table:table-cell office:value-type="float" office:value="0.688993"/>
          <table:table-cell office:value-type="float" office:value="0.2502026"/>
          <table:table-cell office:value-type="float" office:value="0.0405005"/>
          <table:table-cell office:value-type="float" office:value="0.688993"/>
          <table:table-cell office:value-type="float" office:value="0.2502026"/>
          <table:table-cell office:value-type="float" office:value="0.0467005"/>
          <table:table-cell office:value-type="float" office:value="0.688993"/>
          <table:table-cell office:value-type="float" office:value="0.2502026"/>
          <table:table-cell office:value-type="float" office:value="0.0529005"/>
        </table:table-row>
        <table:table-row>
          <table:table-cell>
            <text:p>y_minus_1</text:p>
          </table:table-cell>
          <table:table-cell office:value-type="float" office:value="-0.0"/>
          <table:table-cell office:value-type="float" office:value="-0.0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8:32</text:p>
          </table:table-cell>
          <table:table-cell office:value-type="float" office:value="2.6e-05"/>
          <table:table-cell office:value-type="float" office:value="0.692098"/>
          <table:table-cell office:value-type="float" office:value="0.6921239"/>
          <table:table-cell office:value-type="float" office:value="0.2462054"/>
          <table:table-cell office:value-type="float" office:value="0.0379476"/>
          <table:table-cell office:value-type="float" office:value="10"/>
          <table:table-cell office:value-type="float" office:value="0.953249990940094"/>
          <table:table-cell office:value-type="float" office:value="0.25745540857315063"/>
          <table:table-cell office:value-type="float" office:value="0.6957945823669434"/>
          <table:table-cell office:value-type="float" office:value="0.5742648541927338"/>
          <table:table-cell office:value-type="float" office:value="0.2826166939732948"/>
          <table:table-cell office:value-type="float" office:value="0.5790741562843322"/>
          <table:table-cell office:value-type="float" office:value="0.5694555521011353"/>
          <table:table-cell office:value-type="float" office:value="0.009618604183196933"/>
          <table:table-cell office:value-type="float" office:value="0.4297784"/>
          <table:table-cell office:value-type="float" office:value="0.33456"/>
          <table:table-cell office:value-type="float" office:value="0.47519"/>
          <table:table-cell office:value-type="float" office:value="0.7940962"/>
          <table:table-cell office:value-type="float" office:value="0.8617462"/>
          <table:table-cell office:value-type="float" office:value="0.0320046"/>
          <table:table-cell office:value-type="float" office:value="0.2574554"/>
          <table:table-cell office:value-type="float" office:value="0.2898208"/>
          <table:table-cell office:value-type="float" office:value="0.39483"/>
          <table:table-cell office:value-type="float" office:value="0.9519216"/>
          <table:table-cell office:value-type="float" office:value="0.95325"/>
          <table:table-cell office:value-type="float" office:value="-0.0155308"/>
          <table:table-cell office:value-type="float" office:value="0.6951979"/>
          <table:table-cell office:value-type="float" office:value="0.2462053"/>
          <table:table-cell office:value-type="float" office:value="0.0219015"/>
          <table:table-cell office:value-type="float" office:value="0.6951979"/>
          <table:table-cell office:value-type="float" office:value="0.2462053"/>
          <table:table-cell office:value-type="float" office:value="0.0281015"/>
          <table:table-cell office:value-type="float" office:value="0.695198"/>
          <table:table-cell office:value-type="float" office:value="0.2462054"/>
          <table:table-cell office:value-type="float" office:value="0.0343015"/>
          <table:table-cell office:value-type="float" office:value="0.695198"/>
          <table:table-cell office:value-type="float" office:value="0.2462054"/>
          <table:table-cell office:value-type="float" office:value="0.0405015"/>
          <table:table-cell office:value-type="float" office:value="0.695198"/>
          <table:table-cell office:value-type="float" office:value="0.2462054"/>
          <table:table-cell office:value-type="float" office:value="0.0467015"/>
          <table:table-cell office:value-type="float" office:value="0.6951981"/>
          <table:table-cell office:value-type="float" office:value="0.2462055"/>
          <table:table-cell office:value-type="float" office:value="0.0529015"/>
          <table:table-cell office:value-type="float" office:value="0.6889979"/>
          <table:table-cell office:value-type="float" office:value="0.2462053"/>
          <table:table-cell office:value-type="float" office:value="0.0219015"/>
          <table:table-cell office:value-type="float" office:value="0.6889979"/>
          <table:table-cell office:value-type="float" office:value="0.2462053"/>
          <table:table-cell office:value-type="float" office:value="0.0281015"/>
          <table:table-cell office:value-type="float" office:value="0.688998"/>
          <table:table-cell office:value-type="float" office:value="0.2462054"/>
          <table:table-cell office:value-type="float" office:value="0.0343015"/>
          <table:table-cell office:value-type="float" office:value="0.688998"/>
          <table:table-cell office:value-type="float" office:value="0.2462054"/>
          <table:table-cell office:value-type="float" office:value="0.0405015"/>
          <table:table-cell office:value-type="float" office:value="0.688998"/>
          <table:table-cell office:value-type="float" office:value="0.2462054"/>
          <table:table-cell office:value-type="float" office:value="0.0467015"/>
          <table:table-cell office:value-type="float" office:value="0.6889981"/>
          <table:table-cell office:value-type="float" office:value="0.2462055"/>
          <table:table-cell office:value-type="float" office:value="0.0529015"/>
        </table:table-row>
        <table:table-row>
          <table:table-cell>
            <text:p>y_minus_2</text:p>
          </table:table-cell>
          <table:table-cell office:value-type="float" office:value="-0.0"/>
          <table:table-cell office:value-type="float" office:value="-0.0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8:45</text:p>
          </table:table-cell>
          <table:table-cell office:value-type="float" office:value="4.7e-05"/>
          <table:table-cell office:value-type="float" office:value="0.692091"/>
          <table:table-cell office:value-type="float" office:value="0.692138"/>
          <table:table-cell office:value-type="float" office:value="0.2452042"/>
          <table:table-cell office:value-type="float" office:value="0.0376832"/>
          <table:table-cell office:value-type="float" office:value="10"/>
          <table:table-cell office:value-type="float" office:value="0.9617615938186646"/>
          <table:table-cell office:value-type="float" office:value="0.24105539917945862"/>
          <table:table-cell office:value-type="float" office:value="0.7207061946392059"/>
          <table:table-cell office:value-type="float" office:value="0.5449088543653489"/>
          <table:table-cell office:value-type="float" office:value="0.2607035440479167"/>
          <table:table-cell office:value-type="float" office:value="0.553162157535553"/>
          <table:table-cell office:value-type="float" office:value="0.5366555511951446"/>
          <table:table-cell office:value-type="float" office:value="0.016506606340408347"/>
          <table:table-cell office:value-type="float" office:value="0.4121484"/>
          <table:table-cell office:value-type="float" office:value="0.32554"/>
          <table:table-cell office:value-type="float" office:value="0.4715"/>
          <table:table-cell office:value-type="float" office:value="0.8092662"/>
          <table:table-cell office:value-type="float" office:value="0.7473562"/>
          <table:table-cell office:value-type="float" office:value="0.0324146"/>
          <table:table-cell office:value-type="float" office:value="0.2410554"/>
          <table:table-cell office:value-type="float" office:value="0.2791608"/>
          <table:table-cell office:value-type="float" office:value="0.39237"/>
          <table:table-cell office:value-type="float" office:value="0.9617616"/>
          <table:table-cell office:value-type="float" office:value="0.80893"/>
          <table:table-cell office:value-type="float" office:value="-0.0151208"/>
          <table:table-cell office:value-type="float" office:value="0.695191"/>
          <table:table-cell office:value-type="float" office:value="0.2452042"/>
          <table:table-cell office:value-type="float" office:value="0.021901"/>
          <table:table-cell office:value-type="float" office:value="0.695191"/>
          <table:table-cell office:value-type="float" office:value="0.2452042"/>
          <table:table-cell office:value-type="float" office:value="0.028101"/>
          <table:table-cell office:value-type="float" office:value="0.695191"/>
          <table:table-cell office:value-type="float" office:value="0.2452042"/>
          <table:table-cell office:value-type="float" office:value="0.034301"/>
          <table:table-cell office:value-type="float" office:value="0.6951911"/>
          <table:table-cell office:value-type="float" office:value="0.2452042"/>
          <table:table-cell office:value-type="float" office:value="0.040501"/>
          <table:table-cell office:value-type="float" office:value="0.6951911"/>
          <table:table-cell office:value-type="float" office:value="0.2452042"/>
          <table:table-cell office:value-type="float" office:value="0.046701"/>
          <table:table-cell office:value-type="float" office:value="0.6951911"/>
          <table:table-cell office:value-type="float" office:value="0.2452042"/>
          <table:table-cell office:value-type="float" office:value="0.052901"/>
          <table:table-cell office:value-type="float" office:value="0.688991"/>
          <table:table-cell office:value-type="float" office:value="0.2452041"/>
          <table:table-cell office:value-type="float" office:value="0.0219011"/>
          <table:table-cell office:value-type="float" office:value="0.688991"/>
          <table:table-cell office:value-type="float" office:value="0.2452041"/>
          <table:table-cell office:value-type="float" office:value="0.0281011"/>
          <table:table-cell office:value-type="float" office:value="0.688991"/>
          <table:table-cell office:value-type="float" office:value="0.2452041"/>
          <table:table-cell office:value-type="float" office:value="0.0343011"/>
          <table:table-cell office:value-type="float" office:value="0.6889911"/>
          <table:table-cell office:value-type="float" office:value="0.2452041"/>
          <table:table-cell office:value-type="float" office:value="0.0405011"/>
          <table:table-cell office:value-type="float" office:value="0.6889911"/>
          <table:table-cell office:value-type="float" office:value="0.2452041"/>
          <table:table-cell office:value-type="float" office:value="0.0467011"/>
          <table:table-cell office:value-type="float" office:value="0.6889911"/>
          <table:table-cell office:value-type="float" office:value="0.2452041"/>
          <table:table-cell office:value-type="float" office:value="0.0529011"/>
        </table:table-row>
        <table:table-row>
          <table:table-cell>
            <text:p>y_minus_3</text:p>
          </table:table-cell>
          <table:table-cell office:value-type="float" office:value="-0.0"/>
          <table:table-cell office:value-type="float" office:value="-0.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8:58</text:p>
          </table:table-cell>
          <table:table-cell office:value-type="float" office:value="4.72e-05"/>
          <table:table-cell office:value-type="float" office:value="0.6920987"/>
          <table:table-cell office:value-type="float" office:value="0.692146"/>
          <table:table-cell office:value-type="float" office:value="0.244206"/>
          <table:table-cell office:value-type="float" office:value="0.0366447"/>
          <table:table-cell office:value-type="float" office:value="10"/>
          <table:table-cell office:value-type="float" office:value="1.0154715776443481"/>
          <table:table-cell office:value-type="float" office:value="0.22342540323734283"/>
          <table:table-cell office:value-type="float" office:value="0.7920461744070053"/>
          <table:table-cell office:value-type="float" office:value="0.4848438575863838"/>
          <table:table-cell office:value-type="float" office:value="0.2530976034947945"/>
          <table:table-cell office:value-type="float" office:value="0.49223616123199465"/>
          <table:table-cell office:value-type="float" office:value="0.477451553940773"/>
          <table:table-cell office:value-type="float" office:value="0.014784607291221663"/>
          <table:table-cell office:value-type="float" office:value="0.3871384"/>
          <table:table-cell office:value-type="float" office:value="0.31447"/>
          <table:table-cell office:value-type="float" office:value="0.4797"/>
          <table:table-cell office:value-type="float" office:value="0.8527262"/>
          <table:table-cell office:value-type="float" office:value="0.4271462"/>
          <table:table-cell office:value-type="float" office:value="0.0315946"/>
          <table:table-cell office:value-type="float" office:value="0.2234254"/>
          <table:table-cell office:value-type="float" office:value="0.2771108"/>
          <table:table-cell office:value-type="float" office:value="0.40959"/>
          <table:table-cell office:value-type="float" office:value="1.0154716"/>
          <table:table-cell office:value-type="float" office:value="0.46166"/>
          <table:table-cell office:value-type="float" office:value="-0.0134808"/>
          <table:table-cell office:value-type="float" office:value="0.6951988"/>
          <table:table-cell office:value-type="float" office:value="0.2442059"/>
          <table:table-cell office:value-type="float" office:value="0.0219007"/>
          <table:table-cell office:value-type="float" office:value="0.6951988"/>
          <table:table-cell office:value-type="float" office:value="0.244206"/>
          <table:table-cell office:value-type="float" office:value="0.0281007"/>
          <table:table-cell office:value-type="float" office:value="0.6951987"/>
          <table:table-cell office:value-type="float" office:value="0.244206"/>
          <table:table-cell office:value-type="float" office:value="0.0343007"/>
          <table:table-cell office:value-type="float" office:value="0.6951987"/>
          <table:table-cell office:value-type="float" office:value="0.244206"/>
          <table:table-cell office:value-type="float" office:value="0.0405007"/>
          <table:table-cell office:value-type="float" office:value="0.6951986"/>
          <table:table-cell office:value-type="float" office:value="0.244206"/>
          <table:table-cell office:value-type="float" office:value="0.0467007"/>
          <table:table-cell office:value-type="float" office:value="0.6951986"/>
          <table:table-cell office:value-type="float" office:value="0.244206"/>
          <table:table-cell office:value-type="float" office:value="0.0529007"/>
          <table:table-cell office:value-type="float" office:value="0.6889988"/>
          <table:table-cell office:value-type="float" office:value="0.2442059"/>
          <table:table-cell office:value-type="float" office:value="0.0219006"/>
          <table:table-cell office:value-type="float" office:value="0.6889988"/>
          <table:table-cell office:value-type="float" office:value="0.2442059"/>
          <table:table-cell office:value-type="float" office:value="0.0281006"/>
          <table:table-cell office:value-type="float" office:value="0.6889987"/>
          <table:table-cell office:value-type="float" office:value="0.244206"/>
          <table:table-cell office:value-type="float" office:value="0.0343006"/>
          <table:table-cell office:value-type="float" office:value="0.6889987"/>
          <table:table-cell office:value-type="float" office:value="0.244206"/>
          <table:table-cell office:value-type="float" office:value="0.0405006"/>
          <table:table-cell office:value-type="float" office:value="0.6889986"/>
          <table:table-cell office:value-type="float" office:value="0.244206"/>
          <table:table-cell office:value-type="float" office:value="0.0467006"/>
          <table:table-cell office:value-type="float" office:value="0.6889986"/>
          <table:table-cell office:value-type="float" office:value="0.244206"/>
          <table:table-cell office:value-type="float" office:value="0.0529006"/>
        </table:table-row>
        <table:table-row>
          <table:table-cell>
            <text:p>z_plus_5</text:p>
          </table:table-cell>
          <table:table-cell office:value-type="float" office:value="0.0"/>
          <table:table-cell office:value-type="float" office:value="0.0"/>
          <table:table-cell office:value-type="float" office:value="0.005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9:11</text:p>
          </table:table-cell>
          <table:table-cell office:value-type="float" office:value="7.17e-05"/>
          <table:table-cell office:value-type="float" office:value="0.6920959"/>
          <table:table-cell office:value-type="float" office:value="0.6921676"/>
          <table:table-cell office:value-type="float" office:value="0.247205"/>
          <table:table-cell office:value-type="float" office:value="0.0383661"/>
          <table:table-cell office:value-type="float" office:value="8"/>
          <table:table-cell office:value-type="float" office:value="0.9154316186904907"/>
          <table:table-cell office:value-type="float" office:value="-0.047970000654459"/>
          <table:table-cell office:value-type="float" office:value="0.9634016193449497"/>
          <table:table-cell office:value-type="float" office:value="0.43207686133682727"/>
          <table:table-cell office:value-type="float" office:value="0.2894273996151515"/>
          <table:table-cell office:value-type="float" office:value="0.4539421543478966"/>
          <table:table-cell office:value-type="float" office:value="0.410211568325758"/>
          <table:table-cell office:value-type="float" office:value="0.043730586022138584"/>
          <table:table-cell office:value-type="float" office:value="0.4715984"/>
          <table:table-cell office:value-type="float" office:value="0.39688"/>
          <table:table-cell office:value-type="float" office:value="0.54612"/>
          <table:table-cell office:value-type="float" office:value="0.7838462"/>
          <table:table-cell office:value-type="float" office:value="0.0712662"/>
          <table:table-cell office:value-type="float" office:value="0.0307746"/>
          <table:table-cell office:value-type="float" office:value="0.3156754"/>
          <table:table-cell office:value-type="float" office:value="0.3767408"/>
          <table:table-cell office:value-type="float" office:value="0.49118"/>
          <table:table-cell office:value-type="float" office:value="0.9154316"/>
          <table:table-cell office:value-type="float" office:value="-0.04797"/>
          <table:table-cell office:value-type="float" office:value="-0.0122508"/>
          <table:table-cell office:value-type="float" office:value="0.6951958"/>
          <table:table-cell office:value-type="float" office:value="0.2472051"/>
          <table:table-cell office:value-type="float" office:value="0.0269022"/>
          <table:table-cell office:value-type="float" office:value="0.6951958"/>
          <table:table-cell office:value-type="float" office:value="0.2472051"/>
          <table:table-cell office:value-type="float" office:value="0.0331022"/>
          <table:table-cell office:value-type="float" office:value="0.6951959"/>
          <table:table-cell office:value-type="float" office:value="0.247205"/>
          <table:table-cell office:value-type="float" office:value="0.0393022"/>
          <table:table-cell office:value-type="float" office:value="0.6951959"/>
          <table:table-cell office:value-type="float" office:value="0.247205"/>
          <table:table-cell office:value-type="float" office:value="0.0455022"/>
          <table:table-cell office:value-type="float" office:value="0.6951959"/>
          <table:table-cell office:value-type="float" office:value="0.247205"/>
          <table:table-cell office:value-type="float" office:value="0.0517022"/>
          <table:table-cell office:value-type="float" office:value="0.6951959"/>
          <table:table-cell office:value-type="float" office:value="0.247205"/>
          <table:table-cell office:value-type="float" office:value="0.0579022"/>
          <table:table-cell office:value-type="float" office:value="0.6889958"/>
          <table:table-cell office:value-type="float" office:value="0.2472051"/>
          <table:table-cell office:value-type="float" office:value="0.0269023"/>
          <table:table-cell office:value-type="float" office:value="0.6889958"/>
          <table:table-cell office:value-type="float" office:value="0.247205"/>
          <table:table-cell office:value-type="float" office:value="0.0331023"/>
          <table:table-cell office:value-type="float" office:value="0.6889959"/>
          <table:table-cell office:value-type="float" office:value="0.247205"/>
          <table:table-cell office:value-type="float" office:value="0.0393023"/>
          <table:table-cell office:value-type="float" office:value="0.6889959"/>
          <table:table-cell office:value-type="float" office:value="0.247205"/>
          <table:table-cell office:value-type="float" office:value="0.0455023"/>
          <table:table-cell office:value-type="float" office:value="0.6889959"/>
          <table:table-cell office:value-type="float" office:value="0.247205"/>
          <table:table-cell office:value-type="float" office:value="0.0517023"/>
          <table:table-cell office:value-type="float" office:value="0.6889959"/>
          <table:table-cell office:value-type="float" office:value="0.247205"/>
          <table:table-cell office:value-type="float" office:value="0.0579023"/>
        </table:table-row>
        <table:table-row>
          <table:table-cell>
            <text:p>z_plus_10</text:p>
          </table:table-cell>
          <table:table-cell office:value-type="float" office:value="0.0"/>
          <table:table-cell office:value-type="float" office:value="0.0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9:23</text:p>
          </table:table-cell>
          <table:table-cell office:value-type="float" office:value="0.0002769"/>
          <table:table-cell office:value-type="float" office:value="0.6921019"/>
          <table:table-cell office:value-type="float" office:value="0.6923788"/>
          <table:table-cell office:value-type="float" office:value="0.2472173"/>
          <table:table-cell office:value-type="float" office:value="0.038989"/>
          <table:table-cell office:value-type="float" office:value="7"/>
          <table:table-cell office:value-type="float" office:value="0.6420599818229675"/>
          <table:table-cell office:value-type="float" office:value="-0.07462000101804733"/>
          <table:table-cell office:value-type="float" office:value="0.7166799828410149"/>
          <table:table-cell office:value-type="float" office:value="0.33921185955405236"/>
          <table:table-cell office:value-type="float" office:value="0.2723343530721687"/>
          <table:table-cell office:value-type="float" office:value="0.37743615359067917"/>
          <table:table-cell office:value-type="float" office:value="0.30098756551742556"/>
          <table:table-cell office:value-type="float" office:value="0.07644858807325361"/>
          <table:table-cell office:value-type="float" office:value="0.5716384"/>
          <table:table-cell office:value-type="float" office:value="0.50512"/>
          <table:table-cell office:value-type="float" office:value="0.64206"/>
          <table:table-cell office:value-type="float" office:value="0.1143162"/>
          <table:table-cell office:value-type="float" office:value="0.0540462"/>
          <table:table-cell office:value-type="float" office:value="0.0311846"/>
          <table:table-cell office:value-type="float" office:value="0.4157154"/>
          <table:table-cell office:value-type="float" office:value="0.5149108"/>
          <table:table-cell office:value-type="float" office:value="0.60188"/>
          <table:table-cell office:value-type="float" office:value="0.0470516"/>
          <table:table-cell office:value-type="float" office:value="-0.07462"/>
          <table:table-cell office:value-type="float" office:value="-0.0126608"/>
          <table:table-cell office:value-type="float" office:value="0.6952019"/>
          <table:table-cell office:value-type="float" office:value="0.2472173"/>
          <table:table-cell office:value-type="float" office:value="0.0318952"/>
          <table:table-cell office:value-type="float" office:value="0.6952019"/>
          <table:table-cell office:value-type="float" office:value="0.2472173"/>
          <table:table-cell office:value-type="float" office:value="0.0380952"/>
          <table:table-cell office:value-type="float" office:value="0.6952019"/>
          <table:table-cell office:value-type="float" office:value="0.2472173"/>
          <table:table-cell office:value-type="float" office:value="0.0442952"/>
          <table:table-cell office:value-type="float" office:value="0.6952019"/>
          <table:table-cell office:value-type="float" office:value="0.2472173"/>
          <table:table-cell office:value-type="float" office:value="0.0504952"/>
          <table:table-cell office:value-type="float" office:value="0.6952019"/>
          <table:table-cell office:value-type="float" office:value="0.2472173"/>
          <table:table-cell office:value-type="float" office:value="0.0566952"/>
          <table:table-cell office:value-type="float" office:value="0.6952019"/>
          <table:table-cell office:value-type="float" office:value="0.2472173"/>
          <table:table-cell office:value-type="float" office:value="0.0628952"/>
          <table:table-cell office:value-type="float" office:value="0.6890019"/>
          <table:table-cell office:value-type="float" office:value="0.2472173"/>
          <table:table-cell office:value-type="float" office:value="0.0318952"/>
          <table:table-cell office:value-type="float" office:value="0.6890019"/>
          <table:table-cell office:value-type="float" office:value="0.2472173"/>
          <table:table-cell office:value-type="float" office:value="0.0380952"/>
          <table:table-cell office:value-type="float" office:value="0.6890019"/>
          <table:table-cell office:value-type="float" office:value="0.2472173"/>
          <table:table-cell office:value-type="float" office:value="0.0442952"/>
          <table:table-cell office:value-type="float" office:value="0.6890019"/>
          <table:table-cell office:value-type="float" office:value="0.2472173"/>
          <table:table-cell office:value-type="float" office:value="0.0504952"/>
          <table:table-cell office:value-type="float" office:value="0.6890019"/>
          <table:table-cell office:value-type="float" office:value="0.2472173"/>
          <table:table-cell office:value-type="float" office:value="0.0566952"/>
          <table:table-cell office:value-type="float" office:value="0.6890019"/>
          <table:table-cell office:value-type="float" office:value="0.2472173"/>
          <table:table-cell office:value-type="float" office:value="0.0628952"/>
        </table:table-row>
        <table:table-row>
          <table:table-cell>
            <text:p>z_plus_15</text:p>
          </table:table-cell>
          <table:table-cell office:value-type="float" office:value="0.0"/>
          <table:table-cell office:value-type="float" office:value="0.0"/>
          <table:table-cell office:value-type="float" office:value="0.015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9:36</text:p>
          </table:table-cell>
          <table:table-cell office:value-type="float" office:value="0.000372"/>
          <table:table-cell office:value-type="float" office:value="0.6920954"/>
          <table:table-cell office:value-type="float" office:value="0.6924673"/>
          <table:table-cell office:value-type="float" office:value="0.2472064"/>
          <table:table-cell office:value-type="float" office:value="0.0406157"/>
          <table:table-cell office:value-type="float" office:value="5"/>
          <table:table-cell office:value-type="float" office:value="0.7471184134483337"/>
          <table:table-cell office:value-type="float" office:value="-0.07830999791622162"/>
          <table:table-cell office:value-type="float" office:value="0.8254284113645554"/>
          <table:table-cell office:value-type="float" office:value="0.29005285874009135"/>
          <table:table-cell office:value-type="float" office:value="0.32540335674986254"/>
          <table:table-cell office:value-type="float" office:value="0.33717415630817416"/>
          <table:table-cell office:value-type="float" office:value="0.2429315611720085"/>
          <table:table-cell office:value-type="float" office:value="0.09424259513616565"/>
          <table:table-cell office:value-type="float" office:value="0.7471184"/>
          <table:table-cell office:value-type="float" office:value="0.63468"/>
          <table:table-cell office:value-type="float" office:value="0.20131"/>
          <table:table-cell office:value-type="float" office:value="0.0524062"/>
          <table:table-cell office:value-type="float" office:value="0.0503562"/>
          <table:table-cell office:value-type="float" office:value="0.0295446"/>
          <table:table-cell office:value-type="float" office:value="0.5879154"/>
          <table:table-cell office:value-type="float" office:value="0.6559508"/>
          <table:table-cell office:value-type="float" office:value="0.07052"/>
          <table:table-cell office:value-type="float" office:value="-0.0214184"/>
          <table:table-cell office:value-type="float" office:value="-0.07831"/>
          <table:table-cell office:value-type="float" office:value="-0.0134808"/>
          <table:table-cell office:value-type="float" office:value="0.6951953"/>
          <table:table-cell office:value-type="float" office:value="0.2472064"/>
          <table:table-cell office:value-type="float" office:value="0.0369021"/>
          <table:table-cell office:value-type="float" office:value="0.6951953"/>
          <table:table-cell office:value-type="float" office:value="0.2472064"/>
          <table:table-cell office:value-type="float" office:value="0.0431021"/>
          <table:table-cell office:value-type="float" office:value="0.6951954"/>
          <table:table-cell office:value-type="float" office:value="0.2472064"/>
          <table:table-cell office:value-type="float" office:value="0.0493021"/>
          <table:table-cell office:value-type="float" office:value="0.6951954"/>
          <table:table-cell office:value-type="float" office:value="0.2472064"/>
          <table:table-cell office:value-type="float" office:value="0.0555021"/>
          <table:table-cell office:value-type="float" office:value="0.6951954"/>
          <table:table-cell office:value-type="float" office:value="0.2472064"/>
          <table:table-cell office:value-type="float" office:value="0.0617021"/>
          <table:table-cell office:value-type="float" office:value="0.6951954"/>
          <table:table-cell office:value-type="float" office:value="0.2472064"/>
          <table:table-cell office:value-type="float" office:value="0.0679021"/>
          <table:table-cell office:value-type="float" office:value="0.6889953"/>
          <table:table-cell office:value-type="float" office:value="0.2472064"/>
          <table:table-cell office:value-type="float" office:value="0.0369021"/>
          <table:table-cell office:value-type="float" office:value="0.6889953"/>
          <table:table-cell office:value-type="float" office:value="0.2472064"/>
          <table:table-cell office:value-type="float" office:value="0.0431021"/>
          <table:table-cell office:value-type="float" office:value="0.6889954"/>
          <table:table-cell office:value-type="float" office:value="0.2472064"/>
          <table:table-cell office:value-type="float" office:value="0.0493021"/>
          <table:table-cell office:value-type="float" office:value="0.6889954"/>
          <table:table-cell office:value-type="float" office:value="0.2472064"/>
          <table:table-cell office:value-type="float" office:value="0.0555021"/>
          <table:table-cell office:value-type="float" office:value="0.6889954"/>
          <table:table-cell office:value-type="float" office:value="0.2472064"/>
          <table:table-cell office:value-type="float" office:value="0.0617021"/>
          <table:table-cell office:value-type="float" office:value="0.6889954"/>
          <table:table-cell office:value-type="float" office:value="0.2472064"/>
          <table:table-cell office:value-type="float" office:value="0.0679021"/>
        </table:table-row>
        <table:table-row>
          <table:table-cell>
            <text:p>z_plus_20</text:p>
          </table:table-cell>
          <table:table-cell office:value-type="float" office:value="0.0"/>
          <table:table-cell office:value-type="float" office:value="0.0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9:48</text:p>
          </table:table-cell>
          <table:table-cell office:value-type="float" office:value="0.0003278"/>
          <table:table-cell office:value-type="float" office:value="0.6920972"/>
          <table:table-cell office:value-type="float" office:value="0.6924249"/>
          <table:table-cell office:value-type="float" office:value="0.247208"/>
          <table:table-cell office:value-type="float" office:value="0.0429782"/>
          <table:table-cell office:value-type="float" office:value="4"/>
          <table:table-cell office:value-type="float" office:value="1.0214084386825562"/>
          <table:table-cell office:value-type="float" office:value="-0.08158999681472778"/>
          <table:table-cell office:value-type="float" office:value="1.102998435497284"/>
          <table:table-cell office:value-type="float" office:value="0.23023386485874653"/>
          <table:table-cell office:value-type="float" office:value="0.3912471828867697"/>
          <table:table-cell office:value-type="float" office:value="0.28551416769623755"/>
          <table:table-cell office:value-type="float" office:value="0.1749535620212555"/>
          <table:table-cell office:value-type="float" office:value="0.11056060567498205"/>
          <table:table-cell office:value-type="float" office:value="1.0214084"/>
          <table:table-cell office:value-type="float" office:value="0.24641"/>
          <table:table-cell office:value-type="float" office:value="0.06232"/>
          <table:table-cell office:value-type="float" office:value="0.0511762"/>
          <table:table-cell office:value-type="float" office:value="0.0462562"/>
          <table:table-cell office:value-type="float" office:value="0.0295446"/>
          <table:table-cell office:value-type="float" office:value="0.8732754"/>
          <table:table-cell office:value-type="float" office:value="0.1520608"/>
          <table:table-cell office:value-type="float" office:value="-0.04756"/>
          <table:table-cell office:value-type="float" office:value="-0.0214184"/>
          <table:table-cell office:value-type="float" office:value="-0.08159"/>
          <table:table-cell office:value-type="float" office:value="-0.0130708"/>
          <table:table-cell office:value-type="float" office:value="0.6951971"/>
          <table:table-cell office:value-type="float" office:value="0.247208"/>
          <table:table-cell office:value-type="float" office:value="0.0419008"/>
          <table:table-cell office:value-type="float" office:value="0.6951972"/>
          <table:table-cell office:value-type="float" office:value="0.247208"/>
          <table:table-cell office:value-type="float" office:value="0.0481008"/>
          <table:table-cell office:value-type="float" office:value="0.6951972"/>
          <table:table-cell office:value-type="float" office:value="0.247208"/>
          <table:table-cell office:value-type="float" office:value="0.0543008"/>
          <table:table-cell office:value-type="float" office:value="0.6951972"/>
          <table:table-cell office:value-type="float" office:value="0.2472081"/>
          <table:table-cell office:value-type="float" office:value="0.0605008"/>
          <table:table-cell office:value-type="float" office:value="0.6951972"/>
          <table:table-cell office:value-type="float" office:value="0.2472081"/>
          <table:table-cell office:value-type="float" office:value="0.0667008"/>
          <table:table-cell office:value-type="float" office:value="0.6951972"/>
          <table:table-cell office:value-type="float" office:value="0.2472082"/>
          <table:table-cell office:value-type="float" office:value="0.0729008"/>
          <table:table-cell office:value-type="float" office:value="0.6889971"/>
          <table:table-cell office:value-type="float" office:value="0.247208"/>
          <table:table-cell office:value-type="float" office:value="0.0419008"/>
          <table:table-cell office:value-type="float" office:value="0.6889972"/>
          <table:table-cell office:value-type="float" office:value="0.247208"/>
          <table:table-cell office:value-type="float" office:value="0.0481008"/>
          <table:table-cell office:value-type="float" office:value="0.6889972"/>
          <table:table-cell office:value-type="float" office:value="0.247208"/>
          <table:table-cell office:value-type="float" office:value="0.0543008"/>
          <table:table-cell office:value-type="float" office:value="0.6889972"/>
          <table:table-cell office:value-type="float" office:value="0.2472081"/>
          <table:table-cell office:value-type="float" office:value="0.0605008"/>
          <table:table-cell office:value-type="float" office:value="0.6889972"/>
          <table:table-cell office:value-type="float" office:value="0.2472081"/>
          <table:table-cell office:value-type="float" office:value="0.0667008"/>
          <table:table-cell office:value-type="float" office:value="0.6889972"/>
          <table:table-cell office:value-type="float" office:value="0.2472081"/>
          <table:table-cell office:value-type="float" office:value="0.0729008"/>
        </table:table-row>
        <table:table-row>
          <table:table-cell>
            <text:p>z_rot_pl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>
            <text:p>2025-07-09 12:10:02</text:p>
          </table:table-cell>
          <table:table-cell office:value-type="float" office:value="0.0003163"/>
          <table:table-cell office:value-type="float" office:value="0.6927839"/>
          <table:table-cell office:value-type="float" office:value="0.6931002"/>
          <table:table-cell office:value-type="float" office:value="0.2473329"/>
          <table:table-cell office:value-type="float" office:value="0.0373391"/>
          <table:table-cell office:value-type="float" office:value="10"/>
          <table:table-cell office:value-type="float" office:value="0.7904062271118164"/>
          <table:table-cell office:value-type="float" office:value="0.24802540242671967"/>
          <table:table-cell office:value-type="float" office:value="0.5423808246850967"/>
          <table:table-cell office:value-type="float" office:value="0.5308868631720542"/>
          <table:table-cell office:value-type="float" office:value="0.22884136416445625"/>
          <table:table-cell office:value-type="float" office:value="0.585880172252655"/>
          <table:table-cell office:value-type="float" office:value="0.47589355409145356"/>
          <table:table-cell office:value-type="float" office:value="0.10998661816120142"/>
          <table:table-cell office:value-type="float" office:value="0.4822584"/>
          <table:table-cell office:value-type="float" office:value="0.37146"/>
          <table:table-cell office:value-type="float" office:value="0.50225"/>
          <table:table-cell office:value-type="float" office:value="0.7830262"/>
          <table:table-cell office:value-type="float" office:value="0.7904062"/>
          <table:table-cell office:value-type="float" office:value="0.0295446"/>
          <table:table-cell office:value-type="float" office:value="0.2480254"/>
          <table:table-cell office:value-type="float" office:value="0.2549708"/>
          <table:table-cell office:value-type="float" office:value="0.33292"/>
          <table:table-cell office:value-type="float" office:value="0.7575816"/>
          <table:table-cell office:value-type="float" office:value="0.78597"/>
          <table:table-cell office:value-type="float" office:value="-0.0151208"/>
          <table:table-cell office:value-type="float" office:value="0.6958368"/>
          <table:table-cell office:value-type="float" office:value="0.2478154"/>
          <table:table-cell office:value-type="float" office:value="0.0218953"/>
          <table:table-cell office:value-type="float" office:value="0.6958368"/>
          <table:table-cell office:value-type="float" office:value="0.2478154"/>
          <table:table-cell office:value-type="float" office:value="0.0280953"/>
          <table:table-cell office:value-type="float" office:value="0.6958368"/>
          <table:table-cell office:value-type="float" office:value="0.2478154"/>
          <table:table-cell office:value-type="float" office:value="0.0342953"/>
          <table:table-cell office:value-type="float" office:value="0.6958368"/>
          <table:table-cell office:value-type="float" office:value="0.2478154"/>
          <table:table-cell office:value-type="float" office:value="0.0404953"/>
          <table:table-cell office:value-type="float" office:value="0.6958368"/>
          <table:table-cell office:value-type="float" office:value="0.2478154"/>
          <table:table-cell office:value-type="float" office:value="0.0466953"/>
          <table:table-cell office:value-type="float" office:value="0.6958369"/>
          <table:table-cell office:value-type="float" office:value="0.2478154"/>
          <table:table-cell office:value-type="float" office:value="0.0528953"/>
          <table:table-cell office:value-type="float" office:value="0.689731"/>
          <table:table-cell office:value-type="float" office:value="0.2467388"/>
          <table:table-cell office:value-type="float" office:value="0.0218953"/>
          <table:table-cell office:value-type="float" office:value="0.689731"/>
          <table:table-cell office:value-type="float" office:value="0.2467388"/>
          <table:table-cell office:value-type="float" office:value="0.0280953"/>
          <table:table-cell office:value-type="float" office:value="0.689731"/>
          <table:table-cell office:value-type="float" office:value="0.2467388"/>
          <table:table-cell office:value-type="float" office:value="0.0342953"/>
          <table:table-cell office:value-type="float" office:value="0.689731"/>
          <table:table-cell office:value-type="float" office:value="0.2467388"/>
          <table:table-cell office:value-type="float" office:value="0.0404953"/>
          <table:table-cell office:value-type="float" office:value="0.689731"/>
          <table:table-cell office:value-type="float" office:value="0.2467388"/>
          <table:table-cell office:value-type="float" office:value="0.0466953"/>
          <table:table-cell office:value-type="float" office:value="0.6897311"/>
          <table:table-cell office:value-type="float" office:value="0.2467388"/>
          <table:table-cell office:value-type="float" office:value="0.0528953"/>
        </table:table-row>
        <table:table-row>
          <table:table-cell>
            <text:p>z_rot_pl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>
            <text:p>2025-07-09 12:10:15</text:p>
          </table:table-cell>
          <table:table-cell office:value-type="float" office:value="0.0005267"/>
          <table:table-cell office:value-type="float" office:value="0.6933829"/>
          <table:table-cell office:value-type="float" office:value="0.6939096"/>
          <table:table-cell office:value-type="float" office:value="0.24765"/>
          <table:table-cell office:value-type="float" office:value="0.0368513"/>
          <table:table-cell office:value-type="float" office:value="10"/>
          <table:table-cell office:value-type="float" office:value="0.7756462097167969"/>
          <table:table-cell office:value-type="float" office:value="0.21684080362319946"/>
          <table:table-cell office:value-type="float" office:value="0.5588054060935974"/>
          <table:table-cell office:value-type="float" office:value="0.4821378603577614"/>
          <table:table-cell office:value-type="float" office:value="0.198176434939543"/>
          <table:table-cell office:value-type="float" office:value="0.569316166639328"/>
          <table:table-cell office:value-type="float" office:value="0.39495955407619476"/>
          <table:table-cell office:value-type="float" office:value="0.17435661256313328"/>
          <table:table-cell office:value-type="float" office:value="0.5039884"/>
          <table:table-cell office:value-type="float" office:value="0.3813"/>
          <table:table-cell office:value-type="float" office:value="0.50471"/>
          <table:table-cell office:value-type="float" office:value="0.7756462"/>
          <table:table-cell office:value-type="float" office:value="0.6809362"/>
          <table:table-cell office:value-type="float" office:value="0.0299546"/>
          <table:table-cell office:value-type="float" office:value="0.2221954"/>
          <table:table-cell office:value-type="float" office:value="0.2168408"/>
          <table:table-cell office:value-type="float" office:value="0.28741"/>
          <table:table-cell office:value-type="float" office:value="0.6386816"/>
          <table:table-cell office:value-type="float" office:value="0.60967"/>
          <table:table-cell office:value-type="float" office:value="-0.0138908"/>
          <table:table-cell office:value-type="float" office:value="0.6962959"/>
          <table:table-cell office:value-type="float" office:value="0.2485186"/>
          <table:table-cell office:value-type="float" office:value="0.0219501"/>
          <table:table-cell office:value-type="float" office:value="0.6962959"/>
          <table:table-cell office:value-type="float" office:value="0.2485186"/>
          <table:table-cell office:value-type="float" office:value="0.0281501"/>
          <table:table-cell office:value-type="float" office:value="0.6962959"/>
          <table:table-cell office:value-type="float" office:value="0.2485186"/>
          <table:table-cell office:value-type="float" office:value="0.0343501"/>
          <table:table-cell office:value-type="float" office:value="0.696296"/>
          <table:table-cell office:value-type="float" office:value="0.2485186"/>
          <table:table-cell office:value-type="float" office:value="0.0405501"/>
          <table:table-cell office:value-type="float" office:value="0.696296"/>
          <table:table-cell office:value-type="float" office:value="0.2485186"/>
          <table:table-cell office:value-type="float" office:value="0.0467501"/>
          <table:table-cell office:value-type="float" office:value="0.696296"/>
          <table:table-cell office:value-type="float" office:value="0.2485186"/>
          <table:table-cell office:value-type="float" office:value="0.0529501"/>
          <table:table-cell office:value-type="float" office:value="0.6904698"/>
          <table:table-cell office:value-type="float" office:value="0.246398"/>
          <table:table-cell office:value-type="float" office:value="0.0219501"/>
          <table:table-cell office:value-type="float" office:value="0.6904698"/>
          <table:table-cell office:value-type="float" office:value="0.246398"/>
          <table:table-cell office:value-type="float" office:value="0.0281501"/>
          <table:table-cell office:value-type="float" office:value="0.6904699"/>
          <table:table-cell office:value-type="float" office:value="0.2463981"/>
          <table:table-cell office:value-type="float" office:value="0.0343501"/>
          <table:table-cell office:value-type="float" office:value="0.6904699"/>
          <table:table-cell office:value-type="float" office:value="0.2463981"/>
          <table:table-cell office:value-type="float" office:value="0.0405501"/>
          <table:table-cell office:value-type="float" office:value="0.6904699"/>
          <table:table-cell office:value-type="float" office:value="0.2463981"/>
          <table:table-cell office:value-type="float" office:value="0.0467501"/>
          <table:table-cell office:value-type="float" office:value="0.6904699"/>
          <table:table-cell office:value-type="float" office:value="0.2463981"/>
          <table:table-cell office:value-type="float" office:value="0.0529501"/>
        </table:table-row>
        <table:table-row>
          <table:table-cell>
            <text:p>z_rot_pl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>
            <text:p>2025-07-09 12:10:28</text:p>
          </table:table-cell>
          <table:table-cell office:value-type="float" office:value="0.0004991"/>
          <table:table-cell office:value-type="float" office:value="0.6940994"/>
          <table:table-cell office:value-type="float" office:value="0.6945985"/>
          <table:table-cell office:value-type="float" office:value="0.2480308"/>
          <table:table-cell office:value-type="float" office:value="0.0363729"/>
          <table:table-cell office:value-type="float" office:value="10"/>
          <table:table-cell office:value-type="float" office:value="0.8207461833953857"/>
          <table:table-cell office:value-type="float" office:value="0.22053079307079315"/>
          <table:table-cell office:value-type="float" office:value="0.6002153903245926"/>
          <table:table-cell office:value-type="float" office:value="0.45966985672712324"/>
          <table:table-cell office:value-type="float" office:value="0.18481543011759569"/>
          <table:table-cell office:value-type="float" office:value="0.5451261520385742"/>
          <table:table-cell office:value-type="float" office:value="0.3742135614156723"/>
          <table:table-cell office:value-type="float" office:value="0.17091259062290187"/>
          <table:table-cell office:value-type="float" office:value="0.4941484"/>
          <table:table-cell office:value-type="float" office:value="0.38294"/>
          <table:table-cell office:value-type="float" office:value="0.48913"/>
          <table:table-cell office:value-type="float" office:value="0.8207462"/>
          <table:table-cell office:value-type="float" office:value="0.5386662"/>
          <table:table-cell office:value-type="float" office:value="0.0303646"/>
          <table:table-cell office:value-type="float" office:value="0.2447454"/>
          <table:table-cell office:value-type="float" office:value="0.2205308"/>
          <table:table-cell office:value-type="float" office:value="0.2706"/>
          <table:table-cell office:value-type="float" office:value="0.5529916"/>
          <table:table-cell office:value-type="float" office:value="0.5822"/>
          <table:table-cell office:value-type="float" office:value="-0.0143008"/>
          <table:table-cell office:value-type="float" office:value="0.6967841"/>
          <table:table-cell office:value-type="float" office:value="0.2492926"/>
          <table:table-cell office:value-type="float" office:value="0.0219036"/>
          <table:table-cell office:value-type="float" office:value="0.6967841"/>
          <table:table-cell office:value-type="float" office:value="0.2492926"/>
          <table:table-cell office:value-type="float" office:value="0.0281036"/>
          <table:table-cell office:value-type="float" office:value="0.696784"/>
          <table:table-cell office:value-type="float" office:value="0.2492926"/>
          <table:table-cell office:value-type="float" office:value="0.0343036"/>
          <table:table-cell office:value-type="float" office:value="0.696784"/>
          <table:table-cell office:value-type="float" office:value="0.2492926"/>
          <table:table-cell office:value-type="float" office:value="0.0405036"/>
          <table:table-cell office:value-type="float" office:value="0.696784"/>
          <table:table-cell office:value-type="float" office:value="0.2492926"/>
          <table:table-cell office:value-type="float" office:value="0.0467036"/>
          <table:table-cell office:value-type="float" office:value="0.696784"/>
          <table:table-cell office:value-type="float" office:value="0.2492926"/>
          <table:table-cell office:value-type="float" office:value="0.0529036"/>
          <table:table-cell office:value-type="float" office:value="0.6914147"/>
          <table:table-cell office:value-type="float" office:value="0.2461926"/>
          <table:table-cell office:value-type="float" office:value="0.0219036"/>
          <table:table-cell office:value-type="float" office:value="0.6914147"/>
          <table:table-cell office:value-type="float" office:value="0.2461926"/>
          <table:table-cell office:value-type="float" office:value="0.0281036"/>
          <table:table-cell office:value-type="float" office:value="0.6914147"/>
          <table:table-cell office:value-type="float" office:value="0.2461926"/>
          <table:table-cell office:value-type="float" office:value="0.0343036"/>
          <table:table-cell office:value-type="float" office:value="0.6914147"/>
          <table:table-cell office:value-type="float" office:value="0.2461926"/>
          <table:table-cell office:value-type="float" office:value="0.0405036"/>
          <table:table-cell office:value-type="float" office:value="0.6914147"/>
          <table:table-cell office:value-type="float" office:value="0.2461926"/>
          <table:table-cell office:value-type="float" office:value="0.0467036"/>
          <table:table-cell office:value-type="float" office:value="0.6914146"/>
          <table:table-cell office:value-type="float" office:value="0.2461926"/>
          <table:table-cell office:value-type="float" office:value="0.0529036"/>
        </table:table-row>
        <table:table-row>
          <table:table-cell>
            <text:p>z_rot_pl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>
            <text:p>2025-07-09 12:10:41</text:p>
          </table:table-cell>
          <table:table-cell office:value-type="float" office:value="0.0012841"/>
          <table:table-cell office:value-type="float" office:value="0.6946662"/>
          <table:table-cell office:value-type="float" office:value="0.6959504"/>
          <table:table-cell office:value-type="float" office:value="0.2492199"/>
          <table:table-cell office:value-type="float" office:value="0.0350561"/>
          <table:table-cell office:value-type="float" office:value="10"/>
          <table:table-cell office:value-type="float" office:value="0.9220162034034729"/>
          <table:table-cell office:value-type="float" office:value="0.11516080051660538"/>
          <table:table-cell office:value-type="float" office:value="0.8068554028868675"/>
          <table:table-cell office:value-type="float" office:value="0.38755085989832877"/>
          <table:table-cell office:value-type="float" office:value="0.2580913814698492"/>
          <table:table-cell office:value-type="float" office:value="0.5971141576766967"/>
          <table:table-cell office:value-type="float" office:value="0.17798756211996078"/>
          <table:table-cell office:value-type="float" office:value="0.4191265955567359"/>
          <table:table-cell office:value-type="float" office:value="0.6155084"/>
          <table:table-cell office:value-type="float" office:value="0.46125"/>
          <table:table-cell office:value-type="float" office:value="0.51865"/>
          <table:table-cell office:value-type="float" office:value="0.9220162"/>
          <table:table-cell office:value-type="float" office:value="0.4681462"/>
          <table:table-cell office:value-type="float" office:value="0.0315946"/>
          <table:table-cell office:value-type="float" office:value="0.1529054"/>
          <table:table-cell office:value-type="float" office:value="0.1151608"/>
          <table:table-cell office:value-type="float" office:value="0.14514"/>
          <table:table-cell office:value-type="float" office:value="0.2274516"/>
          <table:table-cell office:value-type="float" office:value="0.24928"/>
          <table:table-cell office:value-type="float" office:value="-0.0155308"/>
          <table:table-cell office:value-type="float" office:value="0.697041"/>
          <table:table-cell office:value-type="float" office:value="0.250135"/>
          <table:table-cell office:value-type="float" office:value="0.0219024"/>
          <table:table-cell office:value-type="float" office:value="0.697041"/>
          <table:table-cell office:value-type="float" office:value="0.250135"/>
          <table:table-cell office:value-type="float" office:value="0.0281024"/>
          <table:table-cell office:value-type="float" office:value="0.697041"/>
          <table:table-cell office:value-type="float" office:value="0.250135"/>
          <table:table-cell office:value-type="float" office:value="0.0343024"/>
          <table:table-cell office:value-type="float" office:value="0.697041"/>
          <table:table-cell office:value-type="float" office:value="0.2501351"/>
          <table:table-cell office:value-type="float" office:value="0.0405024"/>
          <table:table-cell office:value-type="float" office:value="0.697041"/>
          <table:table-cell office:value-type="float" office:value="0.2501351"/>
          <table:table-cell office:value-type="float" office:value="0.0467024"/>
          <table:table-cell office:value-type="float" office:value="0.697041"/>
          <table:table-cell office:value-type="float" office:value="0.2501351"/>
          <table:table-cell office:value-type="float" office:value="0.0529024"/>
          <table:table-cell office:value-type="float" office:value="0.6922915"/>
          <table:table-cell office:value-type="float" office:value="0.2461498"/>
          <table:table-cell office:value-type="float" office:value="0.0219024"/>
          <table:table-cell office:value-type="float" office:value="0.6922915"/>
          <table:table-cell office:value-type="float" office:value="0.2461498"/>
          <table:table-cell office:value-type="float" office:value="0.0281024"/>
          <table:table-cell office:value-type="float" office:value="0.6922915"/>
          <table:table-cell office:value-type="float" office:value="0.2461498"/>
          <table:table-cell office:value-type="float" office:value="0.0343024"/>
          <table:table-cell office:value-type="float" office:value="0.6922915"/>
          <table:table-cell office:value-type="float" office:value="0.2461498"/>
          <table:table-cell office:value-type="float" office:value="0.0405024"/>
          <table:table-cell office:value-type="float" office:value="0.6922915"/>
          <table:table-cell office:value-type="float" office:value="0.2461498"/>
          <table:table-cell office:value-type="float" office:value="0.0467024"/>
          <table:table-cell office:value-type="float" office:value="0.6922915"/>
          <table:table-cell office:value-type="float" office:value="0.2461498"/>
          <table:table-cell office:value-type="float" office:value="0.0529024"/>
        </table:table-row>
        <table:table-row>
          <table:table-cell>
            <text:p>z_rot_min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10.0"/>
          <table:table-cell>
            <text:p>2025-07-09 12:11:01</text:p>
          </table:table-cell>
          <table:table-cell office:value-type="float" office:value="-0.0006525"/>
          <table:table-cell office:value-type="float" office:value="0.6914007"/>
          <table:table-cell office:value-type="float" office:value="0.6907481"/>
          <table:table-cell office:value-type="float" office:value="0.2473794"/>
          <table:table-cell office:value-type="float" office:value="0.0372675"/>
          <table:table-cell office:value-type="float" office:value="10"/>
          <table:table-cell office:value-type="float" office:value="1.2737716436386108"/>
          <table:table-cell office:value-type="float" office:value="0.30667999386787415"/>
          <table:table-cell office:value-type="float" office:value="0.9670916497707367"/>
          <table:table-cell office:value-type="float" office:value="0.5721328586339951"/>
          <table:table-cell office:value-type="float" office:value="0.3149051436197851"/>
          <table:table-cell office:value-type="float" office:value="0.4498421549797058"/>
          <table:table-cell office:value-type="float" office:value="0.6944235622882843"/>
          <table:table-cell office:value-type="float" office:value="0.24458140730857847"/>
          <table:table-cell office:value-type="float" office:value="0.3666384"/>
          <table:table-cell office:value-type="float" office:value="0.30668"/>
          <table:table-cell office:value-type="float" office:value="0.40508"/>
          <table:table-cell office:value-type="float" office:value="0.6915962"/>
          <table:table-cell office:value-type="float" office:value="0.4792162"/>
          <table:table-cell office:value-type="float" office:value="0.0283146"/>
          <table:table-cell office:value-type="float" office:value="0.3267454"/>
          <table:table-cell office:value-type="float" office:value="0.3902708"/>
          <table:table-cell office:value-type="float" office:value="0.53259"/>
          <table:table-cell office:value-type="float" office:value="1.2737716"/>
          <table:table-cell office:value-type="float" office:value="0.94874"/>
          <table:table-cell office:value-type="float" office:value="-0.0134808"/>
          <table:table-cell office:value-type="float" office:value="0.6944536"/>
          <table:table-cell office:value-type="float" office:value="0.2467259"/>
          <table:table-cell office:value-type="float" office:value="0.0219009"/>
          <table:table-cell office:value-type="float" office:value="0.6944536"/>
          <table:table-cell office:value-type="float" office:value="0.246726"/>
          <table:table-cell office:value-type="float" office:value="0.0281009"/>
          <table:table-cell office:value-type="float" office:value="0.6944536"/>
          <table:table-cell office:value-type="float" office:value="0.246726"/>
          <table:table-cell office:value-type="float" office:value="0.0343009"/>
          <table:table-cell office:value-type="float" office:value="0.6944536"/>
          <table:table-cell office:value-type="float" office:value="0.246726"/>
          <table:table-cell office:value-type="float" office:value="0.0405009"/>
          <table:table-cell office:value-type="float" office:value="0.6944536"/>
          <table:table-cell office:value-type="float" office:value="0.246726"/>
          <table:table-cell office:value-type="float" office:value="0.0467009"/>
          <table:table-cell office:value-type="float" office:value="0.6944536"/>
          <table:table-cell office:value-type="float" office:value="0.2467261"/>
          <table:table-cell office:value-type="float" office:value="0.0529009"/>
          <table:table-cell office:value-type="float" office:value="0.6883478"/>
          <table:table-cell office:value-type="float" office:value="0.2478026"/>
          <table:table-cell office:value-type="float" office:value="0.0219009"/>
          <table:table-cell office:value-type="float" office:value="0.6883478"/>
          <table:table-cell office:value-type="float" office:value="0.2478026"/>
          <table:table-cell office:value-type="float" office:value="0.0281009"/>
          <table:table-cell office:value-type="float" office:value="0.6883478"/>
          <table:table-cell office:value-type="float" office:value="0.2478026"/>
          <table:table-cell office:value-type="float" office:value="0.0343009"/>
          <table:table-cell office:value-type="float" office:value="0.6883478"/>
          <table:table-cell office:value-type="float" office:value="0.2478027"/>
          <table:table-cell office:value-type="float" office:value="0.0405009"/>
          <table:table-cell office:value-type="float" office:value="0.6883478"/>
          <table:table-cell office:value-type="float" office:value="0.2478027"/>
          <table:table-cell office:value-type="float" office:value="0.0467009"/>
          <table:table-cell office:value-type="float" office:value="0.6883478"/>
          <table:table-cell office:value-type="float" office:value="0.2478027"/>
          <table:table-cell office:value-type="float" office:value="0.0529009"/>
        </table:table-row>
        <table:table-row>
          <table:table-cell>
            <text:p>z_rot_min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20.0"/>
          <table:table-cell>
            <text:p>2025-07-09 12:11:14</text:p>
          </table:table-cell>
          <table:table-cell office:value-type="float" office:value="-0.0006216"/>
          <table:table-cell office:value-type="float" office:value="0.6907343"/>
          <table:table-cell office:value-type="float" office:value="0.6901127"/>
          <table:table-cell office:value-type="float" office:value="0.2476816"/>
          <table:table-cell office:value-type="float" office:value="0.0368466"/>
          <table:table-cell office:value-type="float" office:value="10"/>
          <table:table-cell office:value-type="float" office:value="1.3053416013717651"/>
          <table:table-cell office:value-type="float" office:value="0.29684001207351685"/>
          <table:table-cell office:value-type="float" office:value="1.0085015892982483"/>
          <table:table-cell office:value-type="float" office:value="0.5608168572187424"/>
          <table:table-cell office:value-type="float" office:value="0.30195517062887867"/>
          <table:table-cell office:value-type="float" office:value="0.44115015864372253"/>
          <table:table-cell office:value-type="float" office:value="0.6804835557937622"/>
          <table:table-cell office:value-type="float" office:value="0.23933339715003965"/>
          <table:table-cell office:value-type="float" office:value="0.3629484"/>
          <table:table-cell office:value-type="float" office:value="0.29684"/>
          <table:table-cell office:value-type="float" office:value="0.40139"/>
          <table:table-cell office:value-type="float" office:value="0.6805262"/>
          <table:table-cell office:value-type="float" office:value="0.4640462"/>
          <table:table-cell office:value-type="float" office:value="0.0303646"/>
          <table:table-cell office:value-type="float" office:value="0.3394554"/>
          <table:table-cell office:value-type="float" office:value="0.4202008"/>
          <table:table-cell office:value-type="float" office:value="0.57851"/>
          <table:table-cell office:value-type="float" office:value="1.3053416"/>
          <table:table-cell office:value-type="float" office:value="0.75891"/>
          <table:table-cell office:value-type="float" office:value="-0.0106108"/>
          <table:table-cell office:value-type="float" office:value="0.6936474"/>
          <table:table-cell office:value-type="float" office:value="0.2463952"/>
          <table:table-cell office:value-type="float" office:value="0.0218929"/>
          <table:table-cell office:value-type="float" office:value="0.6936473"/>
          <table:table-cell office:value-type="float" office:value="0.2463951"/>
          <table:table-cell office:value-type="float" office:value="0.0280929"/>
          <table:table-cell office:value-type="float" office:value="0.6936473"/>
          <table:table-cell office:value-type="float" office:value="0.2463951"/>
          <table:table-cell office:value-type="float" office:value="0.0342929"/>
          <table:table-cell office:value-type="float" office:value="0.6936473"/>
          <table:table-cell office:value-type="float" office:value="0.246395"/>
          <table:table-cell office:value-type="float" office:value="0.0404929"/>
          <table:table-cell office:value-type="float" office:value="0.6936473"/>
          <table:table-cell office:value-type="float" office:value="0.246395"/>
          <table:table-cell office:value-type="float" office:value="0.0466929"/>
          <table:table-cell office:value-type="float" office:value="0.6936472"/>
          <table:table-cell office:value-type="float" office:value="0.246395"/>
          <table:table-cell office:value-type="float" office:value="0.0528929"/>
          <table:table-cell office:value-type="float" office:value="0.6878213"/>
          <table:table-cell office:value-type="float" office:value="0.2485157"/>
          <table:table-cell office:value-type="float" office:value="0.0218929"/>
          <table:table-cell office:value-type="float" office:value="0.6878212"/>
          <table:table-cell office:value-type="float" office:value="0.2485156"/>
          <table:table-cell office:value-type="float" office:value="0.0280929"/>
          <table:table-cell office:value-type="float" office:value="0.6878212"/>
          <table:table-cell office:value-type="float" office:value="0.2485156"/>
          <table:table-cell office:value-type="float" office:value="0.0342929"/>
          <table:table-cell office:value-type="float" office:value="0.6878212"/>
          <table:table-cell office:value-type="float" office:value="0.2485156"/>
          <table:table-cell office:value-type="float" office:value="0.0404929"/>
          <table:table-cell office:value-type="float" office:value="0.6878212"/>
          <table:table-cell office:value-type="float" office:value="0.2485155"/>
          <table:table-cell office:value-type="float" office:value="0.0466929"/>
          <table:table-cell office:value-type="float" office:value="0.6878211"/>
          <table:table-cell office:value-type="float" office:value="0.2485155"/>
          <table:table-cell office:value-type="float" office:value="0.0528929"/>
        </table:table-row>
        <table:table-row>
          <table:table-cell>
            <text:p>z_rot_min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30.0"/>
          <table:table-cell>
            <text:p>2025-07-09 12:11:27</text:p>
          </table:table-cell>
          <table:table-cell office:value-type="float" office:value="-0.0005916"/>
          <table:table-cell office:value-type="float" office:value="0.6901011"/>
          <table:table-cell office:value-type="float" office:value="0.6895095"/>
          <table:table-cell office:value-type="float" office:value="0.2480884"/>
          <table:table-cell office:value-type="float" office:value="0.0359891"/>
          <table:table-cell office:value-type="float" office:value="10"/>
          <table:table-cell office:value-type="float" office:value="1.4127615690231323"/>
          <table:table-cell office:value-type="float" office:value="0.31529000401496887"/>
          <table:table-cell office:value-type="float" office:value="1.0974715650081635"/>
          <table:table-cell office:value-type="float" office:value="0.5603658556938171"/>
          <table:table-cell office:value-type="float" office:value="0.3160394343277942"/>
          <table:table-cell office:value-type="float" office:value="0.4368861556053162"/>
          <table:table-cell office:value-type="float" office:value="0.6838455557823181"/>
          <table:table-cell office:value-type="float" office:value="0.2469594001770019"/>
          <table:table-cell office:value-type="float" office:value="0.4100984"/>
          <table:table-cell office:value-type="float" office:value="0.31529"/>
          <table:table-cell office:value-type="float" office:value="0.39278"/>
          <table:table-cell office:value-type="float" office:value="0.6079562"/>
          <table:table-cell office:value-type="float" office:value="0.4583062"/>
          <table:table-cell office:value-type="float" office:value="0.0311846"/>
          <table:table-cell office:value-type="float" office:value="0.3751254"/>
          <table:table-cell office:value-type="float" office:value="0.4997408"/>
          <table:table-cell office:value-type="float" office:value="0.6396"/>
          <table:table-cell office:value-type="float" office:value="1.4127616"/>
          <table:table-cell office:value-type="float" office:value="0.492"/>
          <table:table-cell office:value-type="float" office:value="-0.0093808"/>
          <table:table-cell office:value-type="float" office:value="0.6927857"/>
          <table:table-cell office:value-type="float" office:value="0.2461968"/>
          <table:table-cell office:value-type="float" office:value="0.0218898"/>
          <table:table-cell office:value-type="float" office:value="0.6927857"/>
          <table:table-cell office:value-type="float" office:value="0.2461968"/>
          <table:table-cell office:value-type="float" office:value="0.0280898"/>
          <table:table-cell office:value-type="float" office:value="0.6927857"/>
          <table:table-cell office:value-type="float" office:value="0.2461968"/>
          <table:table-cell office:value-type="float" office:value="0.0342898"/>
          <table:table-cell office:value-type="float" office:value="0.6927857"/>
          <table:table-cell office:value-type="float" office:value="0.2461968"/>
          <table:table-cell office:value-type="float" office:value="0.0404898"/>
          <table:table-cell office:value-type="float" office:value="0.6927857"/>
          <table:table-cell office:value-type="float" office:value="0.2461968"/>
          <table:table-cell office:value-type="float" office:value="0.0466898"/>
          <table:table-cell office:value-type="float" office:value="0.6927857"/>
          <table:table-cell office:value-type="float" office:value="0.2461968"/>
          <table:table-cell office:value-type="float" office:value="0.0528898"/>
          <table:table-cell office:value-type="float" office:value="0.6874164"/>
          <table:table-cell office:value-type="float" office:value="0.2492968"/>
          <table:table-cell office:value-type="float" office:value="0.0218898"/>
          <table:table-cell office:value-type="float" office:value="0.6874164"/>
          <table:table-cell office:value-type="float" office:value="0.2492968"/>
          <table:table-cell office:value-type="float" office:value="0.0280898"/>
          <table:table-cell office:value-type="float" office:value="0.6874164"/>
          <table:table-cell office:value-type="float" office:value="0.2492968"/>
          <table:table-cell office:value-type="float" office:value="0.0342898"/>
          <table:table-cell office:value-type="float" office:value="0.6874164"/>
          <table:table-cell office:value-type="float" office:value="0.2492968"/>
          <table:table-cell office:value-type="float" office:value="0.0404898"/>
          <table:table-cell office:value-type="float" office:value="0.6874164"/>
          <table:table-cell office:value-type="float" office:value="0.2492968"/>
          <table:table-cell office:value-type="float" office:value="0.0466898"/>
          <table:table-cell office:value-type="float" office:value="0.6874164"/>
          <table:table-cell office:value-type="float" office:value="0.2492968"/>
          <table:table-cell office:value-type="float" office:value="0.0528898"/>
        </table:table-row>
        <table:table-row>
          <table:table-cell>
            <text:p>z_rot_min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40.0"/>
          <table:table-cell>
            <text:p>2025-07-09 12:11:40</text:p>
          </table:table-cell>
          <table:table-cell office:value-type="float" office:value="-0.0005026"/>
          <table:table-cell office:value-type="float" office:value="0.6895241"/>
          <table:table-cell office:value-type="float" office:value="0.6890215"/>
          <table:table-cell office:value-type="float" office:value="0.248568"/>
          <table:table-cell office:value-type="float" office:value="0.0354514"/>
          <table:table-cell office:value-type="float" office:value="10"/>
          <table:table-cell office:value-type="float" office:value="1.3110816478729248"/>
          <table:table-cell office:value-type="float" office:value="0.328000009059906"/>
          <table:table-cell office:value-type="float" office:value="0.9830816388130188"/>
          <table:table-cell office:value-type="float" office:value="0.5421208739280701"/>
          <table:table-cell office:value-type="float" office:value="0.29156988285149715"/>
          <table:table-cell office:value-type="float" office:value="0.42737417221069335"/>
          <table:table-cell office:value-type="float" office:value="0.6568675756454467"/>
          <table:table-cell office:value-type="float" office:value="0.22949340343475338"/>
          <table:table-cell office:value-type="float" office:value="0.4076384"/>
          <table:table-cell office:value-type="float" office:value="0.328"/>
          <table:table-cell office:value-type="float" office:value="0.41082"/>
          <table:table-cell office:value-type="float" office:value="0.6235362"/>
          <table:table-cell office:value-type="float" office:value="0.3668762"/>
          <table:table-cell office:value-type="float" office:value="0.0324146"/>
          <table:table-cell office:value-type="float" office:value="0.3870154"/>
          <table:table-cell office:value-type="float" office:value="0.5386908"/>
          <table:table-cell office:value-type="float" office:value="0.64739"/>
          <table:table-cell office:value-type="float" office:value="1.3110816"/>
          <table:table-cell office:value-type="float" office:value="0.40016"/>
          <table:table-cell office:value-type="float" office:value="-0.0110208"/>
          <table:table-cell office:value-type="float" office:value="0.6918988"/>
          <table:table-cell office:value-type="float" office:value="0.2461535"/>
          <table:table-cell office:value-type="float" office:value="0.0218933"/>
          <table:table-cell office:value-type="float" office:value="0.6918989"/>
          <table:table-cell office:value-type="float" office:value="0.2461535"/>
          <table:table-cell office:value-type="float" office:value="0.0280933"/>
          <table:table-cell office:value-type="float" office:value="0.6918989"/>
          <table:table-cell office:value-type="float" office:value="0.2461536"/>
          <table:table-cell office:value-type="float" office:value="0.0342933"/>
          <table:table-cell office:value-type="float" office:value="0.6918989"/>
          <table:table-cell office:value-type="float" office:value="0.2461536"/>
          <table:table-cell office:value-type="float" office:value="0.0404933"/>
          <table:table-cell office:value-type="float" office:value="0.6918989"/>
          <table:table-cell office:value-type="float" office:value="0.2461536"/>
          <table:table-cell office:value-type="float" office:value="0.0466933"/>
          <table:table-cell office:value-type="float" office:value="0.6918989"/>
          <table:table-cell office:value-type="float" office:value="0.2461536"/>
          <table:table-cell office:value-type="float" office:value="0.0528933"/>
          <table:table-cell office:value-type="float" office:value="0.6871494"/>
          <table:table-cell office:value-type="float" office:value="0.2501388"/>
          <table:table-cell office:value-type="float" office:value="0.0218933"/>
          <table:table-cell office:value-type="float" office:value="0.6871494"/>
          <table:table-cell office:value-type="float" office:value="0.2501388"/>
          <table:table-cell office:value-type="float" office:value="0.0280933"/>
          <table:table-cell office:value-type="float" office:value="0.6871494"/>
          <table:table-cell office:value-type="float" office:value="0.2501388"/>
          <table:table-cell office:value-type="float" office:value="0.0342933"/>
          <table:table-cell office:value-type="float" office:value="0.6871494"/>
          <table:table-cell office:value-type="float" office:value="0.2501389"/>
          <table:table-cell office:value-type="float" office:value="0.0404933"/>
          <table:table-cell office:value-type="float" office:value="0.6871494"/>
          <table:table-cell office:value-type="float" office:value="0.2501389"/>
          <table:table-cell office:value-type="float" office:value="0.0466933"/>
          <table:table-cell office:value-type="float" office:value="0.6871494"/>
          <table:table-cell office:value-type="float" office:value="0.2501389"/>
          <table:table-cell office:value-type="float" office:value="0.05289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